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800000008098C2D95D.png"/>
  <manifest:file-entry manifest:media-type="image/png" manifest:full-path="Pictures/100000000000001000000010EFE7F4AB.png"/>
  <manifest:file-entry manifest:media-type="image/png" manifest:full-path="Pictures/100002000000002000000020891DDC19.png"/>
  <manifest:file-entry manifest:media-type="image/png" manifest:full-path="Pictures/100000000000007C0000004EF72E8339.png"/>
  <manifest:file-entry manifest:media-type="image/png" manifest:full-path="Pictures/100000000000001000000010F2BEC945.png"/>
  <manifest:file-entry manifest:media-type="image/png" manifest:full-path="Pictures/100000000000004000000040B146780B.png"/>
  <manifest:file-entry manifest:media-type="image/png" manifest:full-path="Pictures/100000000000006000000030C49E1FD1.png"/>
  <manifest:file-entry manifest:media-type="image/png" manifest:full-path="Pictures/100000000000000800000008C7B86C49.png"/>
  <manifest:file-entry manifest:media-type="image/png" manifest:full-path="Pictures/100002000000002000000020A5E47BD3.png"/>
  <manifest:file-entry manifest:media-type="image/png" manifest:full-path="Pictures/10000200000000FA000000CAD604B8B3.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bitmap" draw:fill-color="#1e7137" draw:fill-image-name="Bitmape_20_1"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2" style:family="graphic" style:parent-style-name="standard">
      <style:graphic-properties draw:stroke="none" draw:fill="bitmap" draw:fill-color="#99cc00" draw:fill-image-name="Bitmape_20_2"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bitmap" draw:fill-color="#b4f0c8" draw:fill-image-name="Bitmape_20_2"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stroke="solid" svg:stroke-width="0.071cm" svg:stroke-color="#000000" draw:stroke-linejoin="miter" svg:stroke-linecap="square" draw:fill="solid" draw:fill-color="#ffff99" draw:textarea-horizontal-align="justify" draw:textarea-vertical-align="middle" draw:auto-grow-height="false" fo:padding-top="0.127cm" fo:padding-bottom="0.127cm" fo:padding-left="0.254cm" fo:padding-right="0.254cm" fo:wrap-option="no-wrap" draw:shadow-color="#808080"/>
    </style:style>
    <style:style style:name="gr5" style:family="graphic" style:parent-style-name="standard">
      <style:graphic-properties draw:stroke="none" draw:fill="bitmap" draw:fill-color="#33cc33" draw:fill-image-name="Bitmape_20_3" draw:textarea-horizontal-align="left" draw:textarea-vertical-align="middle" draw:auto-grow-height="false" fo:padding-top="0.13cm" fo:padding-bottom="0.13cm" fo:padding-left="0.25cm" fo:padding-right="0.25cm" fo:wrap-option="no-wrap" draw:shadow-color="#808080"/>
    </style:style>
    <style:style style:name="gr6" style:family="graphic" style:parent-style-name="standard">
      <style:graphic-properties draw:stroke="none" draw:fill="bitmap" draw:fill-color="#dddddd" draw:fill-image-name="Bitmape_20_4" draw:fill-image-width="0cm" draw:fill-image-height="0cm" style:repeat="repeat"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353cm" svg:stroke-color="#0000ff" draw:marker-start="_35_" draw:marker-start-width="1.059cm" draw:marker-start-center="false" draw:marker-end="_35_" draw:marker-end-width="1.059cm" draw:marker-end-center="false" svg:stroke-opacity="100%" draw:stroke-linejoin="round" draw:fill="none" draw:fill-color="#bbe0e3"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035cm" svg:stroke-color="#000000" svg:stroke-opacity="100%" draw:stroke-linejoin="round" draw:fill="bitmap" draw:fill-color="#0719a4" draw:fill-image-name="Bitmape_20_5" draw:opacity="100%" draw:fill-image-width="0cm" draw:fill-image-height="0cm" style:repeat="repeat"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gr10"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1" style:family="graphic" style:parent-style-name="standard">
      <style:graphic-properties draw:stroke="solid" svg:stroke-width="0.035cm" svg:stroke-color="#000000" draw:stroke-linejoin="miter" svg:stroke-linecap="square" draw:fill="solid" draw:fill-color="#ff0000" draw:textarea-horizontal-align="left"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000000" draw:stroke-linejoin="miter" svg:stroke-linecap="square" draw:fill="solid" draw:fill-color="#ffcc00" draw:textarea-horizontal-align="justify" draw:textarea-vertical-align="middle" draw:auto-grow-height="false" fo:padding-top="0.13cm" fo:padding-bottom="0.13cm" fo:padding-left="0.25cm" fo:padding-right="0.25cm" fo:wrap-option="no-wrap" draw:shadow-color="#808080"/>
    </style:style>
    <style:style style:name="gr13" style:family="graphic" style:parent-style-name="standard">
      <style:graphic-properties draw:stroke="solid" svg:stroke-width="0.026cm" svg:stroke-color="#000000" draw:stroke-linejoin="miter" svg:stroke-linecap="square" draw:fill="solid" draw:fill-color="#ff6600" draw:textarea-horizontal-align="justify" draw:textarea-vertical-align="middle" draw:auto-grow-height="false" fo:padding-top="0.13cm" fo:padding-bottom="0.13cm" fo:padding-left="0.25cm" fo:padding-right="0.25cm" fo:wrap-option="no-wrap" draw:shadow-color="#808080"/>
    </style:style>
    <style:style style:name="gr14" style:family="graphic" style:parent-style-name="standard">
      <style:graphic-properties draw:stroke="solid" svg:stroke-width="0.035cm" svg:stroke-color="#000000" draw:stroke-linejoin="miter" svg:stroke-linecap="square" draw:fill="solid" draw:fill-color="#bbe0e3" draw:textarea-horizontal-align="justify" draw:textarea-vertical-align="middle" draw:auto-grow-height="false" fo:padding-top="0.13cm" fo:padding-bottom="0.13cm" fo:padding-left="0.25cm" fo:padding-right="0.25cm" fo:wrap-option="no-wrap" draw:shadow-color="#808080"/>
    </style:style>
    <style:style style:name="gr15" style:family="graphic" style:parent-style-name="standard">
      <style:graphic-properties draw:stroke="solid" svg:stroke-width="0.035cm" svg:stroke-color="#000000" draw:stroke-linejoin="miter" svg:stroke-linecap="square" draw:fill="solid" draw:fill-color="#bbe0e3" draw:textarea-horizontal-align="center" draw:textarea-vertical-align="justify" draw:auto-grow-height="false" fo:padding-top="0.13cm" fo:padding-bottom="0.13cm" fo:padding-left="0.25cm" fo:padding-right="0.25cm" fo:wrap-option="no-wrap" draw:shadow-color="#808080"/>
      <style:paragraph-properties style:writing-mode="tb-rl"/>
    </style:style>
    <style:style style:name="gr16" style:family="graphic" style:parent-style-name="standard">
      <style:graphic-properties draw:stroke="solid" svg:stroke-width="0.106cm" svg:stroke-color="#ff0000" draw:stroke-linejoin="miter" svg:stroke-linecap="square" draw:fill="none" draw:fill-color="#bbe0e3" draw:textarea-horizontal-align="left" draw:textarea-vertical-align="middle" draw:auto-grow-height="false" fo:padding-top="0.13cm" fo:padding-bottom="0.13cm" fo:padding-left="0.25cm" fo:padding-right="0.25cm" fo:wrap-option="no-wrap" draw:shadow-color="#808080"/>
    </style:style>
    <style:style style:name="gr17" style:family="graphic" style:parent-style-name="standard">
      <style:graphic-properties draw:stroke="solid" svg:stroke-width="0.106cm" svg:stroke-color="#ff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18" style:family="graphic" style:parent-style-name="standard">
      <style:graphic-properties draw:stroke="none" draw:fill="solid" draw:fill-color="#ffff99" draw:textarea-horizontal-align="justify" draw:textarea-vertical-align="top" draw:auto-grow-height="true" fo:padding-top="0.127cm" fo:padding-bottom="0.127cm" fo:padding-left="0.254cm" fo:padding-right="0.254cm" fo:wrap-option="wrap" draw:shadow-color="#808080"/>
    </style:style>
    <style:style style:name="gr19" style:family="graphic" style:parent-style-name="standard">
      <style:graphic-properties draw:stroke="solid" svg:stroke-width="0.026cm" svg:stroke-color="#000000" draw:stroke-linejoin="miter" svg:stroke-linecap="square" draw:fill="solid" draw:fill-color="#ccffff" draw:textarea-horizontal-align="justify" draw:textarea-vertical-align="middle" draw:auto-grow-height="false" fo:padding-top="0.127cm" fo:padding-bottom="0.127cm" fo:padding-left="0.254cm" fo:padding-right="0.254cm" fo:wrap-option="no-wrap" draw:shadow-color="#808080"/>
    </style:style>
    <style:style style:name="gr20" style:family="graphic" style:parent-style-name="standard">
      <style:graphic-properties draw:stroke="solid" svg:stroke-width="0.071cm" svg:stroke-color="#000000" draw:stroke-linejoin="miter" svg:stroke-linecap="square" draw:fill="solid" draw:fill-color="#ff99cc" draw:textarea-horizontal-align="justify" draw:textarea-vertical-align="middle" draw:auto-grow-height="false" fo:padding-top="0.127cm" fo:padding-bottom="0.127cm" fo:padding-left="0.254cm" fo:padding-right="0.254cm" fo:wrap-option="no-wrap" draw:shadow-color="#808080"/>
    </style:style>
    <style:style style:name="gr21" style:family="graphic" style:parent-style-name="standard">
      <style:graphic-properties draw:stroke="solid" svg:stroke-width="0.026cm" svg:stroke-color="#000000" draw:stroke-linejoin="miter" svg:stroke-linecap="square" draw:fill="gradient" draw:fill-color="#ccffff" draw:fill-gradient-name="Gradient_20_7" draw:textarea-horizontal-align="justify" draw:textarea-vertical-align="middle" draw:auto-grow-height="false" fo:padding-top="0.13cm" fo:padding-bottom="0.13cm" fo:padding-left="0.25cm" fo:padding-right="0.25cm" fo:wrap-option="wrap" draw:shadow-color="#808080"/>
    </style:style>
    <style:style style:name="gr22" style:family="graphic" style:parent-style-name="standard">
      <style:graphic-properties draw:stroke="solid" svg:stroke-width="0.026cm" svg:stroke-color="#000000" draw:stroke-linejoin="miter" svg:stroke-linecap="square" draw:fill="bitmap" draw:fill-color="#274a2e" draw:fill-image-name="Bitmape_20_6" draw:fill-image-width="0cm" draw:fill-image-height="0cm" style:repeat="repeat" draw:textarea-horizontal-align="justify" draw:textarea-vertical-align="middle"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71cm" svg:stroke-color="#000000" draw:stroke-linejoin="miter" svg:stroke-linecap="square" draw:fill="solid" draw:fill-color="#ffff00" draw:textarea-horizontal-align="left" draw:textarea-vertical-align="middle" draw:auto-grow-height="false" fo:padding-top="0.13cm" fo:padding-bottom="0.13cm" fo:padding-left="0.25cm" fo:padding-right="0.25cm" fo:wrap-option="no-wrap" draw:shadow-color="#808080"/>
    </style:style>
    <style:style style:name="gr24" style:family="graphic" style:parent-style-name="standard">
      <style:graphic-properties draw:stroke="none" draw:fill="gradient" draw:fill-color="#3333cc" draw:fill-gradient-name="Gradient_20_8" draw:textarea-horizontal-align="center" draw:textarea-vertical-align="middle" draw:auto-grow-height="false" draw:fit-to-size="false" fo:padding-top="0.13cm" fo:padding-bottom="0.13cm" fo:padding-left="0.25cm" fo:padding-right="0.25cm" fo:wrap-option="no-wrap" draw:shadow="visible" draw:shadow-offset-x="0.035cm" draw:shadow-offset-y="0.035cm" draw:shadow-color="#c0c0c0" draw:shadow-opacity="80%"/>
    </style:style>
    <style:style style:name="gr25" style:family="graphic" style:parent-style-name="standard">
      <style:graphic-properties draw:stroke="solid" svg:stroke-width="0.071cm" svg:stroke-color="#000000" draw:stroke-linejoin="miter" svg:stroke-linecap="square" draw:fill="solid" draw:fill-color="#ffff00" draw:textarea-horizontal-align="justify" draw:textarea-vertical-align="middle" draw:auto-grow-height="false" fo:padding-top="0.142cm" fo:padding-bottom="0.142cm" fo:padding-left="0.283cm" fo:padding-right="0.283cm" fo:wrap-option="no-wrap" draw:shadow-color="#808080"/>
    </style:style>
    <style:style style:name="gr26" style:family="graphic" style:parent-style-name="standard">
      <style:graphic-properties draw:stroke="none" draw:fill="none" draw:fill-color="#f8f8f8"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0000" draw:stroke-linejoin="miter" svg:stroke-linecap="square" draw:fill="solid" draw:fill-color="#009900" draw:textarea-horizontal-align="center" draw:textarea-vertical-align="middle" draw:auto-grow-height="false" draw:fit-to-size="false" fo:padding-top="0.13cm" fo:padding-bottom="0.13cm" fo:padding-left="0.25cm" fo:padding-right="0.25cm" fo:wrap-option="no-wrap" draw:shadow-color="#868686"/>
    </style:style>
    <style:style style:name="gr28" style:family="graphic" style:parent-style-name="standard">
      <style:graphic-properties draw:stroke="solid" svg:stroke-width="0.053cm" svg:stroke-color="#000000" draw:stroke-linejoin="miter" svg:stroke-linecap="square" draw:fill="solid" draw:fill-color="#ffff00" draw:textarea-horizontal-align="justify" draw:textarea-vertical-align="middle" draw:auto-grow-height="false" fo:padding-top="0.142cm" fo:padding-bottom="0.142cm" fo:padding-left="0.283cm" fo:padding-right="0.283cm" fo:wrap-option="no-wrap" draw:shadow-color="#868686"/>
    </style:style>
    <style:style style:name="gr29" style:family="graphic" style:parent-style-name="standard">
      <style:graphic-properties draw:stroke="solid" svg:stroke-width="0.026cm" svg:stroke-color="#000000" draw:stroke-linejoin="miter" svg:stroke-linecap="square" draw:fill="solid" draw:fill-color="#ff3300" draw:textarea-horizontal-align="center" draw:textarea-vertical-align="middle" draw:auto-grow-height="false" draw:fit-to-size="false" fo:padding-top="0.13cm" fo:padding-bottom="0.13cm" fo:padding-left="0.25cm" fo:padding-right="0.25cm" fo:wrap-option="no-wrap" draw:shadow-color="#868686"/>
    </style:style>
    <style:style style:name="gr30" style:family="graphic" style:parent-style-name="standard">
      <style:graphic-properties draw:stroke="none" draw:fill="none" draw:fill-color="#ffffff" draw:textarea-horizontal-align="justify" draw:textarea-vertical-align="top" draw:auto-grow-height="true" draw:auto-grow-width="false" fo:min-height="0.975cm" fo:min-width="0cm" fo:padding-top="0.13cm" fo:padding-bottom="0.13cm" fo:padding-left="0.25cm" fo:padding-right="0.25cm"/>
    </style:style>
    <style:style style:name="gr31" style:family="graphic" style:parent-style-name="standard">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gr32" style:family="graphic" style:parent-style-name="standard">
      <style:graphic-properties draw:stroke="solid" svg:stroke-width="0.026cm" svg:stroke-color="#000000" draw:stroke-linejoin="miter" svg:stroke-linecap="square" draw:fill="bitmap" draw:fill-color="#0719a4" draw:fill-image-name="Bitmape_20_5" draw:fill-image-width="0cm" draw:fill-image-height="0cm" style:repeat="repeat" draw:textarea-horizontal-align="left" draw:textarea-vertical-align="top" draw:auto-grow-height="false" fo:padding-top="0.13cm" fo:padding-bottom="0.13cm" fo:padding-left="0.25cm" fo:padding-right="0.25cm" fo:wrap-option="wrap" draw:shadow-offset-x="0.212cm" draw:shadow-offset-y="0.212cm"/>
    </style:style>
    <style:style style:name="gr33" style:family="graphic" style:parent-style-name="standard">
      <style:graphic-properties draw:stroke="none" draw:fill="bitmap" draw:fill-color="#ccff99" draw:fill-image-name="Bitmape_20_7" draw:fill-image-width="0cm" draw:fill-image-height="0cm" style:repeat="repeat" draw:textarea-horizontal-align="justify" draw:textarea-vertical-align="middle" draw:auto-grow-height="false" fo:padding-top="0.127cm" fo:padding-bottom="0.127cm" fo:padding-left="0.254cm" fo:padding-right="0.254cm" fo:wrap-option="no-wrap" draw:shadow-color="#808080"/>
    </style:style>
    <style:style style:name="gr34" style:family="graphic" style:parent-style-name="standard">
      <style:graphic-properties draw:stroke="solid" svg:stroke-width="0.353cm" svg:stroke-color="#996633" draw:marker-start="_35_" draw:marker-start-width="1.059cm" draw:marker-start-center="false" draw:marker-end="_35_" draw:marker-end-width="1.059cm" draw:marker-end-center="false" svg:stroke-opacity="100%" draw:stroke-linejoin="round" draw:fill="none" draw:fill-color="#bbe0e3"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gr35" style:family="graphic" style:parent-style-name="standard">
      <style:graphic-properties draw:stroke="solid" svg:stroke-width="0.212cm" svg:stroke-color="#cc9900" draw:marker-start="_35_" draw:marker-start-width="0.636cm" draw:marker-start-center="false" draw:marker-end="_35_" draw:marker-end-width="0.636cm" draw:marker-end-center="false" svg:stroke-opacity="100%" draw:stroke-linejoin="round" draw:fill="none" draw:fill-color="#bbe0e3" draw:textarea-horizontal-align="left" draw:textarea-vertical-align="middle" draw:auto-grow-height="false" fo:padding-top="0.127cm" fo:padding-bottom="0.127cm" fo:padding-left="0.254cm" fo:padding-right="0.254cm" fo:wrap-option="no-wrap" draw:shadow-offset-x="0.071cm" draw:shadow-offset-y="0.071cm" draw:shadow-color="#808080" draw:shadow-opacity="100%"/>
    </style:style>
    <style:style style:name="gr36" style:family="graphic" style:parent-style-name="standard">
      <style:graphic-properties draw:stroke="none" draw:fill="solid" draw:fill-color="#ff0000"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Default-notes">
      <style:graphic-properties draw:stroke="none" draw:fill="none" draw:fill-color="#bbe0e3" fo:min-height="11.432cm" draw:shadow-color="#808080"/>
    </style:style>
    <style:style style:name="P1" style:family="paragraph">
      <style:paragraph-properties style:writing-mode="lr-tb" style:font-independent-line-spacing="true"/>
    </style:style>
    <style:style style:name="P2" style:family="paragraph">
      <style:paragraph-properties fo:margin-left="0cm" fo:margin-right="0cm" fo:text-align="center" fo:text-indent="0cm"/>
    </style:style>
    <style:style style:name="P3" style:family="paragraph">
      <style:paragraph-properties fo:text-align="center" style:writing-mode="lr-tb"/>
    </style:style>
    <style:style style:name="P4" style:family="paragraph">
      <style:paragraph-properties style:writing-mode="tb-rl" style:font-independent-line-spacing="true"/>
    </style:style>
    <style:style style:name="P5" style:family="paragraph">
      <style:paragraph-properties fo:margin-left="0cm" fo:margin-right="0cm" fo:margin-top="0.396cm" fo:margin-bottom="0cm" fo:text-align="center" fo:text-indent="0cm"/>
    </style:style>
    <style:style style:name="P6" style:family="paragraph">
      <style:paragraph-properties fo:margin-left="0cm" fo:margin-right="0cm" fo:line-height="100%" fo:text-align="center" fo:text-indent="0cm"/>
    </style:style>
    <style:style style:name="P7" style:family="paragraph">
      <style:paragraph-properties style:writing-mode="lr-tb"/>
      <style:text-properties fo:font-family="Impact" style:font-family-generic="roman" fo:font-size="20pt" fo:letter-spacing="0.001cm" style:font-family-asian="Impact" style:font-family-generic-asian="roman" style:font-family-complex="Impact" style:font-family-generic-complex="roman"/>
    </style:style>
    <style:style style:name="P8" style:family="paragraph">
      <style:paragraph-properties style:writing-mode="lr-tb" style:font-independent-line-spacing="true"/>
      <style:text-properties fo:font-family="Impact" style:font-family-generic="roman" fo:font-size="20pt" fo:letter-spacing="0.001cm" style:font-family-asian="Impact" style:font-family-generic-asian="roman" style:font-family-complex="Impact" style:font-family-generic-complex="roman"/>
    </style:style>
    <style:style style:name="P9" style:family="paragraph">
      <style:paragraph-properties style:writing-mode="lr-tb"/>
      <style:text-properties fo:font-family="'Arial Black'" style:font-family-generic="roman" fo:font-size="18pt" fo:letter-spacing="0.001cm" fo:font-weight="bold" style:font-family-asian="'Arial Black'" style:font-family-generic-asian="roman" style:font-family-complex="'Arial Black'" style:font-family-generic-complex="roman"/>
    </style:style>
    <style:style style:name="P10" style:family="paragraph">
      <style:paragraph-properties style:writing-mode="lr-tb" style:font-independent-line-spacing="true"/>
      <style:text-properties fo:font-family="'Arial Black'" style:font-family-generic="roman" fo:font-size="18pt" fo:letter-spacing="0.001cm" fo:font-weight="bold" style:font-family-asian="'Arial Black'" style:font-family-generic-asian="roman" style:font-family-complex="'Arial Black'" style:font-family-generic-complex="roman"/>
    </style:style>
    <style:style style:name="P11" style:family="paragraph">
      <style:paragraph-properties fo:margin-left="0cm" fo:margin-right="0cm" fo:text-align="center" fo:text-indent="0cm"/>
      <style:text-properties fo:font-size="12pt" style:font-size-asian="12pt" style:font-size-complex="12pt"/>
    </style:style>
    <style:style style:name="P12" style:family="paragraph">
      <style:paragraph-properties style:writing-mode="lr-tb" style:font-independent-line-spacing="true"/>
      <style:text-properties fo:font-size="12pt" style:font-size-asian="12pt" style:font-size-complex="12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4pt" style:font-size-asian="14pt" style:font-size-complex="14pt"/>
    </style:style>
    <style:style style:name="T4" style:family="text">
      <style:text-properties fo:font-family="'Comic Sans MS'" style:font-family-generic="script" style:font-pitch="variable" fo:font-size="14pt" style:font-size-asian="14pt" style:font-size-complex="14pt"/>
    </style:style>
    <style:style style:name="T5" style:family="text">
      <style:text-properties fo:color="#ffff00" fo:font-family="'Comic Sans MS'" style:font-family-generic="script" style:font-pitch="variable" fo:font-size="10pt" fo:font-weight="bold" style:font-size-asian="10pt" style:font-weight-asian="bold" style:font-size-complex="10pt" style:font-weight-complex="bold"/>
    </style:style>
    <style:style style:name="T6" style:family="text">
      <style:text-properties fo:color="#ffff00" fo:font-family="'Comic Sans MS'" style:font-family-generic="script" style:font-pitch="variable" fo:font-size="9pt" style:font-size-asian="9pt" style:font-size-complex="9pt"/>
    </style:style>
    <style:style style:name="T7" style:family="text">
      <style:text-properties fo:font-size="12pt" style:font-size-asian="12pt" style:font-size-complex="1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ffff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 1" draw:style-name="dp1" draw:master-page-name="Default" presentation:presentation-page-layout-name="AL1T0">
        <draw:custom-shape draw:style-name="gr1" draw:text-style-name="P1" draw:layer="layout" svg:width="12.034cm" svg:height="9.145cm" svg:x="-0.15cm" svg:y="3.656cm">
          <text:p/>
          <draw:enhanced-geometry svg:viewBox="0 0 21600 21600" draw:type="rectangle" draw:enhanced-path="M 0 0 L 21600 0 21600 21600 0 21600 0 0 Z N"/>
        </draw:custom-shape>
        <draw:custom-shape draw:style-name="gr2" draw:text-style-name="P1" draw:layer="layout" svg:width="1.847cm" svg:height="1.834cm" svg:x="19.928cm" svg:y="9.19cm">
          <text:p/>
          <draw:enhanced-geometry svg:viewBox="0 0 21600 21600" draw:type="rectangle" draw:enhanced-path="M 0 0 L 21600 0 21600 21600 0 21600 0 0 Z N"/>
        </draw:custom-shape>
        <draw:custom-shape draw:style-name="gr3" draw:text-style-name="P1" draw:layer="layout" svg:width="5.94cm" svg:height="10.998cm" svg:x="17.833cm" svg:y="1.834cm">
          <text:p/>
          <draw:enhanced-geometry svg:viewBox="0 0 21600 21600" draw:type="rectangle" draw:enhanced-path="M 0 0 L 21600 0 21600 21600 0 21600 0 0 Z N"/>
        </draw:custom-shape>
        <draw:custom-shape draw:style-name="gr4" draw:text-style-name="P1" draw:layer="layout" svg:width="1.35cm" svg:height="1.879cm" svg:x="4.277cm" svg:y="12.969cm">
          <text:list text:style-name="L1">
            <text:list-header>
              <text:p text:style-name="P2">N</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2.297cm" svg:y="12.969cm">
          <text:list text:style-name="L1">
            <text:list-header>
              <text:p text:style-name="P2">M</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8.237cm" svg:y="12.969cm">
          <text:list text:style-name="L1">
            <text:list-header>
              <text:p text:style-name="P2">P</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6.257cm" svg:y="12.969cm">
          <text:list text:style-name="L1">
            <text:list-header>
              <text:p text:style-name="P2">O</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2.197cm" svg:y="12.969cm">
          <text:list text:style-name="L1">
            <text:list-header>
              <text:p text:style-name="P2">R</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0.217cm" svg:y="12.969cm">
          <text:list text:style-name="L1">
            <text:list-header>
              <text:p text:style-name="P2">Q</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6.157cm" svg:y="12.969cm">
          <text:list text:style-name="L1">
            <text:list-header>
              <text:p text:style-name="P2">T</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4.177cm" svg:y="12.969cm">
          <text:list text:style-name="L1">
            <text:list-header>
              <text:p text:style-name="P2">S</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20.117cm" svg:y="12.969cm">
          <text:list text:style-name="L1">
            <text:list-header>
              <text:p text:style-name="P2">V</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8.137cm" svg:y="12.969cm">
          <text:list text:style-name="L1">
            <text:list-header>
              <text:p text:style-name="P2">U</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49cm" svg:height="1.879cm" svg:x="22.102cm" svg:y="12.969cm">
          <text:list text:style-name="L1">
            <text:list-header>
              <text:p text:style-name="P2">W</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49cm" svg:height="1.879cm" svg:x="0.318cm" svg:y="12.969cm">
          <text:list text:style-name="L1">
            <text:list-header>
              <text:p text:style-name="P2">L</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3.934cm" svg:height="12.872cm" svg:x="0.035cm" svg:y="0.018cm">
          <text:p/>
          <draw:enhanced-geometry svg:viewBox="0 0 21600 21600" draw:type="rectangle" draw:enhanced-path="M 0 0 L 21600 0 21600 21600 0 21600 0 0 Z N"/>
        </draw:custom-shape>
        <draw:custom-shape draw:style-name="gr1" draw:text-style-name="P1" draw:layer="layout" svg:width="1.989cm" svg:height="1.813cm" svg:x="1.984cm" svg:y="1.865cm">
          <text:p/>
          <draw:enhanced-geometry svg:viewBox="0 0 21600 21600" draw:type="rectangle" draw:enhanced-path="M 0 0 L 21600 0 21600 21600 0 21600 0 0 Z N"/>
        </draw:custom-shape>
        <draw:custom-shape draw:style-name="gr1" draw:text-style-name="P1" draw:layer="layout" svg:width="2.016cm" svg:height="1.892cm" svg:x="1.931cm" svg:y="10.993cm">
          <text:p/>
          <draw:enhanced-geometry svg:viewBox="0 0 21600 21600" draw:type="rectangle" draw:enhanced-path="M 0 0 L 21600 0 21600 21600 0 21600 0 0 Z N"/>
        </draw:custom-shape>
        <draw:custom-shape draw:style-name="gr5" draw:text-style-name="P1" draw:layer="layout" svg:width="15.817cm" svg:height="3.625cm" svg:x="3.991cm" svg:y="0.035cm">
          <text:p/>
          <draw:enhanced-geometry svg:viewBox="0 0 21600 21600" draw:type="rectangle" draw:enhanced-path="M 0 0 L 21600 0 21600 21600 0 21600 0 0 Z N"/>
        </draw:custom-shape>
        <draw:custom-shape draw:style-name="gr1" draw:text-style-name="P1" draw:layer="layout" svg:width="1.971cm" svg:height="1.813cm" svg:x="9.904cm" svg:y="1.856cm">
          <text:p/>
          <draw:enhanced-geometry svg:viewBox="0 0 21600 21600" draw:type="rectangle" draw:enhanced-path="M 0 0 L 21600 0 21600 21600 0 21600 0 0 Z N"/>
        </draw:custom-shape>
        <draw:custom-shape draw:style-name="gr5" draw:text-style-name="P1" draw:layer="layout" svg:width="3.956cm" svg:height="1.826cm" svg:x="19.795cm" svg:y="0.022cm">
          <text:p/>
          <draw:enhanced-geometry svg:viewBox="0 0 21600 21600" draw:type="rectangle" draw:enhanced-path="M 0 0 L 21600 0 21600 21600 0 21600 0 0 Z N"/>
        </draw:custom-shape>
        <draw:custom-shape draw:style-name="gr5" draw:text-style-name="P1" draw:layer="layout" svg:width="13.847cm" svg:height="1.865cm" svg:x="3.986cm" svg:y="11.02cm">
          <text:p/>
          <draw:enhanced-geometry svg:viewBox="0 0 21600 21600" draw:type="rectangle" draw:enhanced-path="M 0 0 L 21600 0 21600 21600 0 21600 0 0 Z N"/>
        </draw:custom-shape>
        <draw:custom-shape draw:style-name="gr5" draw:text-style-name="P1" draw:layer="layout" svg:width="3.973cm" svg:height="1.826cm" svg:x="5.949cm" svg:y="9.225cm">
          <text:p/>
          <draw:enhanced-geometry svg:viewBox="0 0 21600 21600" draw:type="rectangle" draw:enhanced-path="M 0 0 L 21600 0 21600 21600 0 21600 0 0 Z N"/>
        </draw:custom-shape>
        <draw:custom-shape draw:style-name="gr5" draw:text-style-name="P1" draw:layer="layout" svg:width="1.949cm" svg:height="1.825cm" svg:x="5.971cm" svg:y="3.656cm">
          <text:p/>
          <draw:enhanced-geometry svg:viewBox="0 0 21600 21600" draw:type="rectangle" draw:enhanced-path="M 0 0 L 21600 0 21600 21600 0 21600 0 0 Z N"/>
        </draw:custom-shape>
        <draw:custom-shape draw:style-name="gr5" draw:text-style-name="P1" draw:layer="layout" svg:width="1.949cm" svg:height="1.826cm" svg:x="3.969cm" svg:y="5.534cm">
          <text:p/>
          <draw:enhanced-geometry svg:viewBox="0 0 21600 21600" draw:type="rectangle" draw:enhanced-path="M 0 0 L 21600 0 21600 21600 0 21600 0 0 Z N"/>
        </draw:custom-shape>
        <draw:custom-shape draw:style-name="gr5" draw:text-style-name="P1" draw:layer="layout" svg:width="1.949cm" svg:height="1.825cm" svg:x="13.895cm" svg:y="3.7cm">
          <text:p/>
          <draw:enhanced-geometry svg:viewBox="0 0 21600 21600" draw:type="rectangle" draw:enhanced-path="M 0 0 L 21600 0 21600 21600 0 21600 0 0 Z N"/>
        </draw:custom-shape>
        <draw:custom-shape draw:style-name="gr5" draw:text-style-name="P1" draw:layer="layout" svg:width="7.906cm" svg:height="7.373cm" svg:x="11.902cm" svg:y="3.673cm">
          <text:p/>
          <draw:enhanced-geometry svg:viewBox="0 0 21600 21600" draw:type="rectangle" draw:enhanced-path="M 0 0 L 21600 0 21600 21600 0 21600 0 0 Z N"/>
        </draw:custom-shape>
        <draw:custom-shape draw:style-name="gr3" draw:text-style-name="P1" draw:layer="layout" svg:width="1.988cm" svg:height="1.923cm" svg:x="17.829cm" svg:y="5.49cm">
          <text:p/>
          <draw:enhanced-geometry svg:viewBox="0 0 21600 21600" draw:type="rectangle" draw:enhanced-path="M 0 0 L 21600 0 21600 21600 0 21600 0 0 Z N"/>
        </draw:custom-shape>
        <draw:custom-shape draw:style-name="gr6" draw:text-style-name="P1" draw:layer="layout" svg:width="1.993cm" svg:height="1.773cm" svg:x="11.902cm" svg:y="7.377cm">
          <text:p/>
          <draw:enhanced-geometry svg:viewBox="0 0 21600 21600" draw:type="rectangle" draw:enhanced-path="M 0 0 L 21600 0 21600 21600 0 21600 0 0 Z N"/>
        </draw:custom-shape>
        <draw:custom-shape draw:style-name="gr7" draw:text-style-name="P1" draw:layer="layout" svg:width="14.071cm" svg:height="5.843cm" svg:x="5.737cm" svg:y="6.998cm">
          <text:p/>
          <draw:enhanced-geometry svg:viewBox="0 0 3191 1325" draw:type="non-primitive" draw:enhanced-path="M 3191 76  C 3171 70 3152 63 3132 57  C 3062 9 2972 56 2893 31  C 2833 36 2818 30 2776 57  C 2759 82 2734 106 2705 115  C 2655 148 2681 139 2627 147  C 2547 176 2444 145 2356 154  C 2341 175 2324 184 2310 206  C 2295 251 2310 250 2278 238  C 2270 266 2264 294 2259 322  C 2261 380 2267 439 2265 497  C 2265 505 2253 508 2252 516  C 2249 536 2265 555 2271 575  C 2281 607 2293 640 2304 672  C 2308 685 2317 711 2317 711  C 2315 754 2315 797 2310 840  C 2308 854 2297 879 2297 879  C 2291 877 2284 869 2278 872  C 2272 875 2275 886 2271 892  C 2257 910 2233 908 2213 911  C 2185 921 2157 934 2129 944  C 2116 943 2006 925 1967 937  C 1951 921 1912 890 1890 885  C 1858 878 1793 872 1793 872  C 1747 877 1686 881 1644 905  C 1630 913 1618 922 1605 931  C 1598 935 1585 944 1585 944  C 1340 934 1461 970 1365 879  C 1358 857 1351 836 1346 814  C 1349 652 1307 511 1424 400  C 1436 360 1424 400 1437 361  C 1441 348 1450 322 1450 322  C 1456 280 1465 242 1469 199  C 1465 131 1477 66 1404 44  C 1315 49 1263 56 1184 83  C 1112 78 1081 77 1022 57  C 983 44 942 14 899 12  C 806 8 714 7 621 5  C 582 7 542 0 505 12  C 481 19 476 53 459 70  C 422 182 422 314 459 426  C 469 458 488 489 498 523  C 503 562 505 586 518 620  C 457 638 528 690 472 723  C 463 754 453 744 427 762  C 423 776 417 810 408 821  C 383 851 268 863 239 866  C 230 868 220 867 213 872  C 206 876 207 889 200 892  C 184 898 166 896 149 898  C 104 914 149 892 123 924  C 112 937 93 940 78 944  C 71 948 63 950 58 956  C 48 968 32 995 32 995  C 22 1028 10 1060 0 1092  C 4 1146 10 1200 19 1254  C 23 1279 39 1299 39 1325  N"/>
        </draw:custom-shape>
        <draw:frame draw:style-name="gr8" draw:text-style-name="P3" draw:layer="layout" svg:width="1.494cm" svg:height="1.208cm" svg:x="0.803cm" svg:y="5.909cm">
          <draw:image xlink:href="Pictures/10000200000000FA000000CAD604B8B3.png" xlink:type="simple" xlink:show="embed" xlink:actuate="onLoad">
            <text:p/>
          </draw:image>
        </draw:frame>
        <draw:custom-shape draw:style-name="gr9" draw:text-style-name="P1" draw:layer="layout" svg:width="4.825cm" svg:height="9.887cm" svg:x="19.076cm" svg:y="-0.053cm">
          <text:p/>
          <draw:enhanced-geometry svg:viewBox="0 0 1094 2230" draw:type="non-primitive" draw:enhanced-path="M 501 0  C 504 61 501 98 518 150  C 522 217 530 231 512 282  C 503 332 497 308 455 323  C 382 313 308 332 236 317  C 222 297 207 294 190 276  C 154 281 123 285 92 305  C 80 323 61 337 52 357  C 35 397 22 442 11 484  C 15 551 22 606 0 668  C 30 713 35 762 63 806  C 59 865 62 922 29 973  C 33 1054 27 1050 52 1100  C 60 1117 75 1152 75 1152  C 71 1184 67 1213 57 1244  C 51 1261 40 1296 40 1296  C 44 1369 51 1424 69 1492  C 58 1554 48 1567 63 1647  C 67 1670 123 1703 144 1716  C 146 1724 145 1734 150 1740  C 154 1745 161 1743 167 1745  C 178 1749 190 1753 201 1757  C 243 1772 284 1782 328 1791  C 396 1788 442 1776 501 1797  C 521 1817 527 1839 535 1866  C 530 1909 520 1946 507 1987  C 503 1999 499 2010 495 2022  C 493 2028 489 2039 489 2039  C 490 2047 490 2100 501 2120  C 542 2194 612 2202 685 2223  C 747 2220 770 2230 812 2200  C 840 2204 866 2215 893 2206  C 971 2220 876 2204 1014 2218  C 1045 2221 1060 2229 1094 2229  L 1088 1930  L 1014 1941  L 939 1958  L 887 1958  L 835 1964  L 777 1981  L 714 1987  L 720 1918  L 743 1837  L 731 1774  L 720 1734  L 737 1670  L 714 1572  L 668 1532  L 593 1521  L 530 1538  L 461 1549  L 403 1549  L 322 1538  L 276 1515  L 247 1400  L 265 1290  L 288 1244  L 299 1181  L 294 1117  L 276 1060  L 276 996  L 270 927  L 265 847  L 259 755  L 236 628  L 219 524  L 247 495  L 311 478  L 363 495  L 449 524  L 535 536  L 576 541  L 645 530  L 708 501  L 743 420  L 754 328  L 737 253  L 720 167  L 743 98  L 743 52  L 743 17  L 501 0  Z N"/>
        </draw:custom-shape>
        <draw:g>
          <draw:g>
            <draw:g>
              <draw:line draw:style-name="gr10" draw:text-style-name="P3" draw:layer="layout" svg:x1="1.98cm" svg:y1="0cm" svg:x2="1.98cm" svg:y2="12.859cm">
                <text:p/>
              </draw:line>
              <draw:line draw:style-name="gr10" draw:text-style-name="P3" draw:layer="layout" svg:x1="3.96cm" svg:y1="0cm" svg:x2="3.96cm" svg:y2="12.859cm">
                <text:p/>
              </draw:line>
              <draw:line draw:style-name="gr10" draw:text-style-name="P3" draw:layer="layout" svg:x1="5.94cm" svg:y1="0cm" svg:x2="5.94cm" svg:y2="12.859cm">
                <text:p/>
              </draw:line>
              <draw:line draw:style-name="gr10" draw:text-style-name="P3" draw:layer="layout" svg:x1="7.924cm" svg:y1="0cm" svg:x2="7.924cm" svg:y2="12.859cm">
                <text:p/>
              </draw:line>
              <draw:line draw:style-name="gr10" draw:text-style-name="P3" draw:layer="layout" svg:x1="9.904cm" svg:y1="0cm" svg:x2="9.904cm" svg:y2="12.859cm">
                <text:p/>
              </draw:line>
              <draw:line draw:style-name="gr10" draw:text-style-name="P3" draw:layer="layout" svg:x1="11.884cm" svg:y1="0cm" svg:x2="11.884cm" svg:y2="12.859cm">
                <text:p/>
              </draw:line>
              <draw:line draw:style-name="gr10" draw:text-style-name="P3" draw:layer="layout" svg:x1="13.864cm" svg:y1="0cm" svg:x2="13.864cm" svg:y2="12.859cm">
                <text:p/>
              </draw:line>
              <draw:line draw:style-name="gr10" draw:text-style-name="P3" draw:layer="layout" svg:x1="15.849cm" svg:y1="0cm" svg:x2="15.849cm" svg:y2="12.859cm">
                <text:p/>
              </draw:line>
              <draw:line draw:style-name="gr10" draw:text-style-name="P3" draw:layer="layout" svg:x1="17.829cm" svg:y1="0cm" svg:x2="17.829cm" svg:y2="12.859cm">
                <text:p/>
              </draw:line>
              <draw:line draw:style-name="gr10" draw:text-style-name="P3" draw:layer="layout" svg:x1="19.808cm" svg:y1="0cm" svg:x2="19.808cm" svg:y2="12.859cm">
                <text:p/>
              </draw:line>
              <draw:line draw:style-name="gr10" draw:text-style-name="P3" draw:layer="layout" svg:x1="21.788cm" svg:y1="0cm" svg:x2="21.788cm" svg:y2="12.859cm">
                <text:p/>
              </draw:line>
              <draw:line draw:style-name="gr10" draw:text-style-name="P3" draw:layer="layout" svg:x1="0cm" svg:y1="-0.049cm" svg:x2="0cm" svg:y2="12.859cm">
                <text:p/>
              </draw:line>
              <draw:line draw:style-name="gr10" draw:text-style-name="P3" draw:layer="layout" svg:x1="23.773cm" svg:y1="0cm" svg:x2="23.773cm" svg:y2="12.859cm">
                <text:p/>
              </draw:line>
            </draw:g>
            <draw:g>
              <draw:line draw:style-name="gr10" draw:text-style-name="P3" draw:layer="layout" svg:x1="0cm" svg:y1="0cm" svg:x2="25.343cm" svg:y2="0cm">
                <text:p/>
              </draw:line>
              <draw:line draw:style-name="gr10" draw:text-style-name="P3" draw:layer="layout" svg:x1="0cm" svg:y1="1.834cm" svg:x2="25.343cm" svg:y2="1.834cm">
                <text:p/>
              </draw:line>
              <draw:line draw:style-name="gr10" draw:text-style-name="P3" draw:layer="layout" svg:x1="0cm" svg:y1="7.347cm" svg:x2="25.343cm" svg:y2="7.347cm">
                <text:p/>
              </draw:line>
              <draw:line draw:style-name="gr10" draw:text-style-name="P3" draw:layer="layout" svg:x1="0cm" svg:y1="12.859cm" svg:x2="25.343cm" svg:y2="12.859cm">
                <text:p/>
              </draw:line>
              <draw:line draw:style-name="gr10" draw:text-style-name="P3" draw:layer="layout" svg:x1="0cm" svg:y1="3.673cm" svg:x2="25.343cm" svg:y2="3.673cm">
                <text:p/>
              </draw:line>
              <draw:line draw:style-name="gr10" draw:text-style-name="P3" draw:layer="layout" svg:x1="0cm" svg:y1="9.181cm" svg:x2="25.343cm" svg:y2="9.181cm">
                <text:p/>
              </draw:line>
              <draw:line draw:style-name="gr10" draw:text-style-name="P3" draw:layer="layout" svg:x1="0cm" svg:y1="11.02cm" svg:x2="25.343cm" svg:y2="11.02cm">
                <text:p/>
              </draw:line>
              <draw:line draw:style-name="gr10" draw:text-style-name="P3" draw:layer="layout" svg:x1="0cm" svg:y1="5.508cm" svg:x2="25.343cm" svg:y2="5.508cm">
                <text:p/>
              </draw:line>
            </draw:g>
          </draw:g>
          <draw:custom-shape draw:style-name="gr11" draw:text-style-name="P1" draw:layer="layout" svg:width="0.507cm" svg:height="0.459cm" svg:x="24.381cm" svg:y="12.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 draw:text-style-name="P1" draw:layer="layout" svg:width="0.877cm" svg:height="0.873cm" svg:x="18.199cm" svg:y="5.83cm">
          <text:list text:style-name="L1">
            <text:list-header>
              <text:p text:style-name="P2"><text:span text:style-name="T1">1</text:span></text:p>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 draw:text-style-name="P1" draw:layer="layout" svg:width="0.877cm" svg:height="0.873cm" svg:x="22.6cm" svg:y="7.664cm">
          <text:list text:style-name="L1">
            <text:list-header>
              <text:p text:style-name="P2"><text:span text:style-name="T1">2</text:span></text:p>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 draw:text-style-name="P1" draw:layer="layout" svg:width="0.878cm" svg:height="0.873cm" svg:x="15.403cm" svg:y="5.481cm">
          <text:list text:style-name="L1">
            <text:list-header>
              <text:p text:style-name="P2"><text:span text:style-name="T1">3</text:span></text:p>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 draw:text-style-name="P1" draw:layer="layout" svg:width="1.658cm" svg:height="0.873cm" svg:x="18.005cm" svg:y="7.849cm">
          <text:list text:style-name="L1">
            <text:list-header>
              <text:p text:style-name="P2"><text:span text:style-name="T2">FINAL</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 draw:layer="layout" svg:width="1.609cm" svg:height="0.525cm" svg:x="9.309cm" svg:y="2.262cm">
          <text:list text:style-name="L1">
            <text:list-header>
              <text:p text:style-name="P2"><text:span text:style-name="T3">1</text:span></text:p>
            </text:list-header>
          </text:list>
          <draw:enhanced-geometry svg:viewBox="0 0 21600 21600" draw:text-areas="0 ?f0 ?f5 ?f2" draw:type="right-arrow" draw:modifiers="13716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0.529cm" svg:height="1.393cm" svg:x="10.892cm" svg:y="3.206cm">
          <text:list text:style-name="L1">
            <text:list-header>
              <text:p text:style-name="P2"><text:span text:style-name="T3">2</text:span></text:p>
            </text:list-header>
          </text:list>
          <draw:enhanced-geometry svg:viewBox="0 0 21600 21600" draw:text-areas="?f0 0 ?f2 ?f5" draw:type="down-arrow" draw:modifiers="11825 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5" draw:text-style-name="P4" draw:layer="layout" svg:width="1.61cm" svg:height="0.463cm" draw:transform="rotate (-0.812450766804394) translate (9.542cm 3.043cm)">
          <text:list text:style-name="L1">
            <text:list-header>
              <text:p text:style-name="P2"><text:span text:style-name="T3"/></text:p>
            </text:list-header>
          </text:list>
          <draw:enhanced-geometry draw:text-rotate-angle="-180" svg:viewBox="0 0 21600 21600" draw:text-areas="0 ?f0 ?f5 ?f2" draw:type="right-arrow" draw:modifiers="13716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1.282cm" svg:height="0.538cm" svg:x="15.482cm" svg:y="9.82cm">
          <text:list text:style-name="L1">
            <text:list-header>
              <text:p text:style-name="P2"><text:span text:style-name="T3">3</text:span></text:p>
            </text:list-header>
          </text:list>
          <draw:enhanced-geometry svg:viewBox="0 0 21600 21600" draw:text-areas="0 ?f0 ?f5 ?f2" draw:type="right-arrow" draw:modifiers="13716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1.61cm" svg:height="0.525cm" svg:x="13.37cm" svg:y="4.608cm">
          <text:list text:style-name="L1">
            <text:list-header>
              <text:p text:style-name="P2"><text:span text:style-name="T3"/></text:p>
            </text:list-header>
          </text:list>
          <draw:enhanced-geometry svg:viewBox="0 0 21600 21600" draw:text-areas="0 ?f0 ?f5 ?f2" draw:type="right-arrow" draw:modifiers="13716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 draw:layer="layout" svg:width="0.882cm" svg:height="0.974cm" svg:x="12.488cm" svg:y="4.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12.611cm" svg:y1="5.154cm" svg:x2="13.242cm" svg:y2="4.484cm">
            <text:p/>
          </draw:line>
        </draw:g>
        <draw:custom-shape draw:style-name="gr14" draw:text-style-name="P1" draw:layer="layout" svg:width="1.923cm" svg:height="0.525cm" svg:x="18.966cm" svg:y="4.295cm">
          <text:list text:style-name="L1">
            <text:list-header>
              <text:p text:style-name="P2"><text:span text:style-name="T3"/></text:p>
            </text:list-header>
          </text:list>
          <draw:enhanced-geometry svg:viewBox="0 0 21600 21600" draw:text-areas="0 ?f0 ?f5 ?f2" draw:type="right-arrow" draw:modifiers="13716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 draw:layer="layout" svg:width="0.882cm" svg:height="0.974cm" svg:x="19.315cm" svg:y="4.0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19.438cm" svg:y1="4.872cm" svg:x2="20.069cm" svg:y2="4.202cm">
            <text:p/>
          </draw:line>
        </draw:g>
        <presentation:notes draw:style-name="dp2">
          <draw:page-thumbnail draw:layer="layout" svg:width="12.7cm" svg:height="9.525cm" svg:x="3.175cm" svg:y="1.905cm" draw:page-number="1" presentation:class="page"/>
          <draw:frame presentation:style-name="pr1" draw:layer="layout" svg:width="15.24cm" svg:height="11.432cm" svg:x="1.905cm" svg:y="12.065cm" presentation:class="notes" presentation:placeholder="true">
            <draw:text-box/>
          </draw:frame>
        </presentation:notes>
      </draw:page>
      <draw:page draw:name="Slide 2" draw:style-name="dp1" draw:master-page-name="Default" presentation:presentation-page-layout-name="AL2T1">
        <draw:custom-shape draw:style-name="gr18" draw:text-style-name="P1" draw:layer="layout" svg:width="8.704cm" svg:height="1.017cm" svg:x="9.252cm" svg:y="2.743cm">
          <text:list text:style-name="L1">
            <text:list-header>
              <text:p text:style-name="P5">ACTIVE CACHES</text:p>
            </text:list-header>
          </text:list>
          <draw:enhanced-geometry svg:viewBox="0 0 21600 21600" draw:type="mso-spt202" draw:enhanced-path="M 0 0 L 21600 0 21600 21600 0 21600 0 0 Z N"/>
        </draw:custom-shape>
        <draw:custom-shape draw:style-name="gr19" draw:text-style-name="P1" draw:layer="layout" svg:width="8.665cm" svg:height="2.99cm" svg:x="9.252cm" svg:y="4.692cm">
          <text:list text:style-name="L1">
            <text:list-header>
              <text:p text:style-name="P2"/>
            </text:list-header>
          </text:list>
          <draw:enhanced-geometry svg:viewBox="0 0 21600 21600" draw:type="rectangle" draw:enhanced-path="M 0 0 L 21600 0 21600 21600 0 21600 0 0 Z N"/>
        </draw:custom-shape>
        <draw:custom-shape draw:style-name="gr20" draw:text-style-name="P1" draw:layer="layout" svg:width="1.164cm" svg:height="1.027cm" svg:x="16.435cm" svg:y="5.689cm">
          <text:list text:style-name="L1">
            <text:list-header>
              <text:p text:style-name="P2">1</text:p>
            </text:list-header>
          </text:list>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 draw:layer="layout" svg:width="2.094cm" svg:height="1.967cm" draw:transform="rotate (-0.21135937241766) translate (12.723cm 4.935cm)">
          <text:list text:style-name="L2">
            <text:list-header>
              <text:p text:style-name="P6"><text:span text:style-name="T4">Travel</text:span></text:p>
              <text:p text:style-name="P6"><text:span text:style-name="T4">Bug</text:span></text:p>
            </text:list-header>
          </text:list>
          <draw:enhanced-geometry svg:viewBox="0 0 21600 21600" draw:glue-points="10800 0 0 10800 10800 21600 21600 10800" draw:path-stretchpoint-x="10800" draw:path-stretchpoint-y="10800" draw:text-areas="?f5 ?f6 ?f7 ?f8" draw:type="octagon" draw:modifiers="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22" draw:text-style-name="P1" draw:layer="layout" svg:width="3.263cm" svg:height="1.742cm" draw:transform="rotate (0.26459191460229) translate (9.125cm 5.793cm)">
          <text:list text:style-name="L3">
            <text:list-header>
              <text:p text:style-name="P6"><text:span text:style-name="T5">TRADITIONAL</text:span></text:p>
              <text:p text:style-name="P6"><text:span text:style-name="T5">CACHE</text:span></text:p>
              <text:p text:style-name="P6"><text:span text:style-name="T6"/></text:p>
              <text:p text:style-name="P6"><text:span text:style-name="T5">LEVEL 2</text:span></text:p>
            </text:list-header>
          </text:list>
          <draw:enhanced-geometry svg:viewBox="0 0 21600 21600" draw:glue-points="10800 0 0 10800 10800 21600 21600 10800" draw:path-stretchpoint-x="10800" draw:path-stretchpoint-y="10800" draw:text-areas="?f5 ?f6 ?f7 ?f8" draw:type="octagon" draw:modifiers="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23" draw:text-style-name="P1" draw:layer="layout" svg:width="1.993cm" svg:height="2.037cm" draw:transform="rotate (0.178023583703388) translate (14.427cm 5.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8" draw:layer="layout" svg:width="1.384cm" svg:height="1.027cm" draw:transform="rotate (0.178023583703388) translate (14.838cm 5.938cm)">
            <text:list text:style-name="L4">
              <text:list-header>
                <text:p text:style-name="P7">FTF</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5" draw:text-style-name="P1" draw:layer="layout" svg:width="1.645cm" svg:height="1.777cm" svg:x="7.651cm" svg:y="10.698cm">
            <text:list text:style-name="L1">
              <text:list-header>
                <text:p text:style-name="P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3" draw:layer="layout" svg:width="1.38cm" svg:height="1.411cm" svg:x="7.836cm" svg:y="10.566cm">
            <draw:image xlink:href="Pictures/100002000000002000000020891DDC19.png" xlink:type="simple" xlink:show="embed" xlink:actuate="onLoad">
              <text:p/>
            </draw:image>
          </draw:frame>
          <draw:custom-shape draw:style-name="gr27" draw:text-style-name="P10" draw:layer="layout" svg:width="1.442cm" svg:height="0.419cm" svg:x="7.752cm" svg:y="11.871cm">
            <text:list text:style-name="L4">
              <text:list-header>
                <text:p text:style-name="P9">FIND</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26" draw:text-style-name="P3" draw:layer="layout" svg:width="1.38cm" svg:height="1.411cm" svg:x="7.836cm" svg:y="10.566cm">
            <draw:image xlink:href="Pictures/100002000000002000000020891DDC19.png" xlink:type="simple" xlink:show="embed" xlink:actuate="onLoad">
              <text:p/>
            </draw:image>
          </draw:frame>
        </draw:g>
        <draw:g>
          <draw:custom-shape draw:style-name="gr28" draw:text-style-name="P1" draw:layer="layout" svg:width="1.644cm" svg:height="1.777cm" svg:x="9.596cm" svg:y="10.698cm">
            <text:list text:style-name="L1">
              <text:list-header>
                <text:p text:style-name="P2"/>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0" draw:layer="layout" svg:width="1.441cm" svg:height="0.543cm" svg:x="9.719cm" svg:y="11.774cm">
            <text:list text:style-name="L4">
              <text:list-header>
                <text:p text:style-name="P9">DNF</text:p>
              </text:list-header>
            </text:list>
            <draw:enhanced-geometry draw:text-path-allowed="false" draw:text-areas="0 0 21600 21600" draw:text-path="true" draw:text-path-mode="shape" draw:text-path-scale="path" draw:text-path-same-letter-heights="false" svg:viewBox="0 0 21600 21600"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26" draw:text-style-name="P3" draw:layer="layout" svg:width="1.234cm" svg:height="1.234cm" svg:x="9.807cm" svg:y="10.619cm">
              <draw:image xlink:href="Pictures/100002000000002000000020891DDC19.png" xlink:type="simple" xlink:show="embed" xlink:actuate="onLoad">
                <text:p/>
              </draw:image>
            </draw:frame>
            <draw:frame draw:style-name="gr30" draw:text-style-name="P1" draw:layer="layout" svg:width="1.234cm" svg:height="1.277cm" svg:x="9.807cm" svg:y="10.619cm">
              <draw:text-box>
                <text:p/>
              </draw:text-box>
            </draw:frame>
          </draw:g>
        </draw:g>
        <presentation:notes draw:style-name="dp2">
          <draw:page-thumbnail draw:layer="layout" svg:width="12.7cm" svg:height="9.525cm" svg:x="3.175cm" svg:y="1.905cm" draw:page-number="2" presentation:class="page"/>
          <draw:frame presentation:style-name="pr1" draw:layer="layout" svg:width="15.24cm" svg:height="11.432cm" svg:x="1.905cm" svg:y="12.065cm" presentation:class="notes" presentation:placeholder="true">
            <draw:text-box/>
          </draw:frame>
        </presentation:notes>
      </draw:page>
      <draw:page draw:name="Slide 3" draw:style-name="dp1" draw:master-page-name="Default" presentation:presentation-page-layout-name="AL1T0">
        <draw:custom-shape draw:style-name="gr5" draw:text-style-name="P1" draw:layer="layout" svg:width="21.823cm" svg:height="18.3cm" svg:x="1.782cm" svg:y="0.322cm">
          <text:p/>
          <draw:enhanced-geometry svg:viewBox="0 0 21600 21600" draw:type="rectangle" draw:enhanced-path="M 0 0 L 21600 0 21600 21600 0 21600 0 0 Z N"/>
        </draw:custom-shape>
        <draw:custom-shape draw:style-name="gr1" draw:text-style-name="P1" draw:layer="layout" svg:width="1.962cm" svg:height="1.834cm" svg:x="3.775cm" svg:y="2.086cm">
          <text:p/>
          <draw:enhanced-geometry svg:viewBox="0 0 21600 21600" draw:type="rectangle" draw:enhanced-path="M 0 0 L 21600 0 21600 21600 0 21600 0 0 Z N"/>
        </draw:custom-shape>
        <draw:custom-shape draw:style-name="gr1" draw:text-style-name="P1" draw:layer="layout" svg:width="1.993cm" svg:height="1.83cm" svg:x="15.694cm" svg:y="14.909cm">
          <text:p/>
          <draw:enhanced-geometry svg:viewBox="0 0 21600 21600" draw:type="rectangle" draw:enhanced-path="M 0 0 L 21600 0 21600 21600 0 21600 0 0 Z N"/>
        </draw:custom-shape>
        <draw:line draw:style-name="gr31" draw:text-style-name="P3" draw:layer="layout" svg:x1="0cm" svg:y1="0.287cm" svg:x2="0cm" svg:y2="17.458cm">
          <text:p/>
        </draw:line>
        <draw:custom-shape draw:style-name="gr4" draw:text-style-name="P1" draw:layer="layout" svg:width="1.654cm" svg:height="1.349cm" svg:x="0cm" svg:y="0.622cm">
          <text:list text:style-name="L1">
            <text:list-header>
              <text:p text:style-name="P2">J</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5cm" svg:x="0cm" svg:y="2.394cm">
          <text:list text:style-name="L1">
            <text:list-header>
              <text:p text:style-name="P2">K</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5cm" svg:x="0cm" svg:y="4.167cm">
          <text:list text:style-name="L1">
            <text:list-header>
              <text:p text:style-name="P2">L</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49cm" svg:x="0cm" svg:y="5.94cm">
          <text:list text:style-name="L1">
            <text:list-header>
              <text:p text:style-name="P2">M</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49cm" svg:x="0cm" svg:y="7.907cm">
          <text:list text:style-name="L1">
            <text:list-header>
              <text:p text:style-name="P2">N</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5cm" svg:x="0cm" svg:y="9.679cm">
          <text:list text:style-name="L1">
            <text:list-header>
              <text:p text:style-name="P2">O</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49cm" svg:x="0cm" svg:y="11.452cm">
          <text:list text:style-name="L1">
            <text:list-header>
              <text:p text:style-name="P2">P</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49cm" svg:x="0cm" svg:y="13.454cm">
          <text:list text:style-name="L1">
            <text:list-header>
              <text:p text:style-name="P2">Q</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49cm" svg:x="0cm" svg:y="15.227cm">
          <text:list text:style-name="L1">
            <text:list-header>
              <text:p text:style-name="P2">R</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654cm" svg:height="1.35cm" svg:x="0cm" svg:y="16.999cm">
          <text:list text:style-name="L1">
            <text:list-header>
              <text:p text:style-name="P2">S</text:p>
            </text:list-header>
          </text:list>
          <draw:enhanced-geometry svg:viewBox="0 0 21600 21600" draw:text-areas="0 ?f0 ?f5 ?f2" draw:type="right-arrow" draw:modifiers="7430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 draw:text-style-name="P1" draw:layer="layout" svg:width="1.993cm" svg:height="1.976cm" svg:x="5.737cm" svg:y="5.64cm">
          <text:p/>
          <draw:enhanced-geometry svg:viewBox="0 0 21600 21600" draw:type="rectangle" draw:enhanced-path="M 0 0 L 21600 0 21600 21600 0 21600 0 0 Z N"/>
        </draw:custom-shape>
        <draw:custom-shape draw:style-name="gr1" draw:text-style-name="P1" draw:layer="layout" svg:width="1.975cm" svg:height="1.834cm" svg:x="9.715cm" svg:y="5.786cm">
          <text:p/>
          <draw:enhanced-geometry svg:viewBox="0 0 21600 21600" draw:type="rectangle" draw:enhanced-path="M 0 0 L 21600 0 21600 21600 0 21600 0 0 Z N"/>
        </draw:custom-shape>
        <draw:custom-shape draw:style-name="gr1" draw:text-style-name="P1" draw:layer="layout" svg:width="1.971cm" svg:height="1.865cm" svg:x="13.723cm" svg:y="2.152cm">
          <text:p/>
          <draw:enhanced-geometry svg:viewBox="0 0 21600 21600" draw:type="rectangle" draw:enhanced-path="M 0 0 L 21600 0 21600 21600 0 21600 0 0 Z N"/>
        </draw:custom-shape>
        <draw:custom-shape draw:style-name="gr1" draw:text-style-name="P1" draw:layer="layout" svg:width="1.989cm" svg:height="1.834cm" svg:x="15.681cm" svg:y="3.978cm">
          <text:p/>
          <draw:enhanced-geometry svg:viewBox="0 0 21600 21600" draw:type="rectangle" draw:enhanced-path="M 0 0 L 21600 0 21600 21600 0 21600 0 0 Z N"/>
        </draw:custom-shape>
        <draw:custom-shape draw:style-name="gr1" draw:text-style-name="P1" draw:layer="layout" svg:width="2.011cm" svg:height="1.835cm" svg:x="13.683cm" svg:y="11.284cm">
          <text:p/>
          <draw:enhanced-geometry svg:viewBox="0 0 21600 21600" draw:type="rectangle" draw:enhanced-path="M 0 0 L 21600 0 21600 21600 0 21600 0 0 Z N"/>
        </draw:custom-shape>
        <draw:custom-shape draw:name="Cloud" draw:style-name="gr32" draw:text-style-name="P1" draw:layer="layout" svg:width="1.68cm" svg:height="1.125cm" svg:x="19.998cm" svg:y="14.102cm">
          <text:p/>
          <draw:enhanced-geometry draw:text-areas="2977 3262 17087 17337" draw:glue-points="67 10800 10800 21577 21582 10800 10800 1235" draw:type="mso-spt100" draw:enhanced-path="A 0 7165 4345 13110 1950 7185 1080 12690 475 11732 4835 17650 1080 12690 2910 17640 2387 9757 10107 20300 2910 17640 8235 19545 7660 12382 14412 21597 8235 19545 14280 18330 12910 11080 18695 18947 14280 18330 18690 15045 14822 5862 21597 15082 18690 15045 20895 7665 15772 2592 21105 9865 20895 7665 19140 2715 14330 0 19187 6595 19140 2715 14910 1170 10992 0 15357 5945 14910 1170 11250 1665 6692 650 12025 7917 11250 1665 7005 2580 1912 1972 8665 11162 7005 2580 1950 7185 Z N A 0 7165 4345 13110 1080 12690 2340 13080 F N A 475 11732 4835 17650 2910 17640 3465 17445 F N A 7660 12382 14412 21597 7905 18675 8235 19545 F N A 7660 12382 14412 21597 14280 18330 14400 17370 F N A 12910 11080 18695 18947 18690 15045 17070 11475 F N A 15772 2592 21105 9865 20175 9015 20895 7665 F N A 14330 0 19187 6595 19200 3345 19140 2715 F N A 14330 0 19187 6595 14910 1170 14550 1980 F N A 10992 0 15357 5945 11250 1665 11040 2340 F N A 1912 1972 8665 11162 7650 3270 7005 2580 F N A 1912 1972 8665 11162 1950 7185 2070 7890 F N">
            <draw:equation draw:name="f0" draw:formula="7165+4345-1311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5045+)/2"/>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7165+4345-13110"/>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5045+)/2"/>
            <draw:equation draw:name="f32" draw:formula=""/>
            <draw:equation draw:name="f33" draw:formula=""/>
            <draw:equation draw:name="f34" draw:formula=""/>
            <draw:equation draw:name="f35" draw:formula="3345+-2715"/>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22016"/>
            <draw:equation draw:name="f46" draw:formula="-23804+-22016-"/>
            <draw:equation draw:name="f47" draw:formula="min(,-32768)"/>
            <draw:equation draw:name="f48" draw:formula="+-23804-"/>
            <draw:equation draw:name="f49" draw:formula="-23804+-22016-"/>
            <draw:equation draw:name="f50" draw:formula="min(,-32768)"/>
            <draw:equation draw:name="f51" draw:formula="+-23804-"/>
            <draw:equation draw:name="f52" draw:formula="-23804+-22016-"/>
            <draw:equation draw:name="f53" draw:formula="min(,-32768)"/>
            <draw:equation draw:name="f54" draw:formula="atan2(67,8)/(pi/180)"/>
            <draw:equation draw:name="f55" draw:formula=""/>
            <draw:equation draw:name="f56" draw:formula=""/>
            <draw:equation draw:name="f57" draw:formula=""/>
            <draw:equation draw:name="f58" draw:formula=""/>
            <draw:equation draw:name="f59" draw:formula="2977*tan(0)"/>
            <draw:equation draw:name="f60" draw:formula="17087-17337"/>
            <draw:equation draw:name="f61" draw:formula="87+97-116"/>
            <draw:equation draw:name="f62" draw:formula=""/>
            <draw:equation draw:name="f63" draw:formula=""/>
            <draw:equation draw:name="f64" draw:formula=""/>
            <draw:equation draw:name="f65" draw:formula="0*sin(atan2(32,447))"/>
            <draw:equation draw:name="f66" draw:formula=""/>
            <draw:equation draw:name="f67" draw:formula="-4080+8"/>
            <draw:equation draw:name="f68" draw:formula=""/>
            <draw:equation draw:name="f69" draw:formula="0*sqrt(1-(-4092/309)*(-4092/309))"/>
            <draw:equation draw:name="f70" draw:formula=""/>
            <draw:equation draw:name="f71" draw:formula=""/>
            <draw:equation draw:name="f72" draw:formula=""/>
            <draw:equation draw:name="f73" draw:formula=""/>
            <draw:equation draw:name="f74" draw:formula=""/>
            <draw:equation draw:name="f75" draw:formula="130*-19822"/>
            <draw:equation draw:name="f76" draw:formula=""/>
            <draw:equation draw:name="f77" draw:formula=""/>
            <draw:equation draw:name="f78" draw:formula="135+1"/>
            <draw:equation draw:name="f79" draw:formula=""/>
            <draw:equation draw:name="f80" draw:formula="(0+385)/2"/>
            <draw:equation draw:name="f81" draw:formula=""/>
            <draw:equation draw:name="f82" draw:formula=""/>
            <draw:equation draw:name="f83" draw:formula="0*sin(atan2(20,447))"/>
            <draw:equation draw:name="f84" draw:formula=""/>
            <draw:equation draw:name="f85" draw:formula=""/>
            <draw:equation draw:name="f86" draw:formula="if(14,513,2)"/>
            <draw:equation draw:name="f87" draw:formula="575-3"/>
          </draw:enhanced-geometry>
        </draw:custom-shape>
        <draw:custom-shape draw:style-name="gr33" draw:text-style-name="P1" draw:layer="layout" svg:width="3.867cm" svg:height="3.643cm" svg:x="5.799cm" svg:y="2.112cm">
          <text:list text:style-name="L1">
            <text:list-header>
              <text:p text:style-name="P2"><text:s/></text:p>
            </text:list-header>
          </text:list>
          <draw:enhanced-geometry svg:viewBox="0 0 21600 21600" draw:type="rectangle" draw:enhanced-path="M 0 0 L 21600 0 21600 21600 0 21600 0 0 Z N"/>
        </draw:custom-shape>
        <draw:g>
          <draw:g>
            <draw:custom-shape draw:style-name="gr34" draw:text-style-name="P1" draw:layer="layout" svg:width="4.705cm" svg:height="18.45cm" svg:x="8.449cm" svg:y="0.348cm">
              <text:p/>
              <draw:enhanced-geometry svg:viewBox="0 0 1067 4184" draw:type="non-primitive" draw:enhanced-path="M 50 0  C 60 29 64 59 74 88  C 69 160 67 232 58 304  C 56 321 47 336 42 352  C 39 360 34 376 34 376  C 26 432 0 538 66 560  C 76 591 152 658 186 664  C 223 671 261 669 298 672  C 375 698 267 670 338 656  C 359 652 381 661 402 664  C 439 676 477 676 514 688  C 525 704 535 720 546 736  C 551 744 562 760 562 760  C 577 847 528 1031 626 1064  C 648 1096 680 1105 714 1128  C 728 1137 748 1135 762 1144  C 770 1149 777 1157 786 1160  C 800 1165 891 1175 898 1176  C 934 1200 942 1239 954 1280  C 959 1296 965 1312 970 1328  C 973 1336 978 1352 978 1352  C 976 1478 1067 1717 930 1808  C 921 1834 926 1835 898 1848  C 883 1855 850 1864 850 1864  C 758 1803 805 1827 570 1856  C 562 1857 568 1874 562 1880  C 556 1886 546 1885 538 1888  C 523 1903 501 1910 490 1928  C 475 1952 481 1984 466 2008  C 458 2021 445 2029 434 2040  C 426 2144 389 2217 442 2296  C 454 2343 451 2374 490 2400  C 513 2468 518 2539 538 2608  C 548 2643 542 2660 578 2672  C 618 2732 696 2735 762 2744  C 794 2755 817 2763 850 2752  C 861 2755 873 2753 882 2760  C 889 2765 885 2777 890 2784  C 901 2798 922 2803 938 2808  C 957 2836 957 2853 986 2872  C 974 2909 987 2911 1002 2944  C 1013 2969 1019 2997 1026 3024  C 1016 3055 1019 3603 1018 3624  C 1048 3713 1036 3668 1018 3864  C 1018 3864 998 3924 994 3936  C 991 3944 986 3960 986 3960  C 989 3995 992 4029 994 4064  C 997 4104 1002 4184 1002 4184  N"/>
            </draw:custom-shape>
            <draw:custom-shape draw:style-name="gr34" draw:text-style-name="P1" draw:layer="layout" svg:width="10.777cm" svg:height="2.416cm" svg:x="12.868cm" svg:y="4.7cm">
              <text:p/>
              <draw:enhanced-geometry svg:viewBox="0 0 2444 548" draw:type="non-primitive" draw:enhanced-path="M 0 474  C 152 527 105 499 381 506  C 411 525 441 526 474 537  C 673 532 742 548 887 498  C 924 438 909 384 902 311  C 900 292 893 274 887 256  C 882 240 871 210 871 210  C 874 176 875 142 879 109  C 888 40 955 17 1011 0  C 1066 2 1121 1 1175 7  C 1212 11 1313 37 1346 54  C 1370 66 1389 79 1416 85  C 1497 104 1560 104 1650 109  C 1691 106 1733 107 1774 101  C 1811 96 1835 69 1868 62  C 1893 56 1920 57 1946 54  C 2007 33 1931 54 1992 54  C 2027 54 2119 19 2156 7  C 2216 10 2276 8 2335 15  C 2365 19 2354 41 2374 54  C 2404 73 2416 70 2444 70  N"/>
            </draw:custom-shape>
          </draw:g>
          <draw:g>
            <draw:custom-shape draw:style-name="gr35" draw:text-style-name="P1" draw:layer="layout" svg:width="4.705cm" svg:height="18.45cm" svg:x="8.449cm" svg:y="0.348cm">
              <text:p/>
              <draw:enhanced-geometry svg:viewBox="0 0 1067 4184" draw:type="non-primitive" draw:enhanced-path="M 50 0  C 60 29 64 59 74 88  C 69 160 67 232 58 304  C 56 321 47 336 42 352  C 39 360 34 376 34 376  C 26 432 0 538 66 560  C 76 591 152 658 186 664  C 223 671 261 669 298 672  C 375 698 267 670 338 656  C 359 652 381 661 402 664  C 439 676 477 676 514 688  C 525 704 535 720 546 736  C 551 744 562 760 562 760  C 577 847 528 1031 626 1064  C 648 1096 680 1105 714 1128  C 728 1137 748 1135 762 1144  C 770 1149 777 1157 786 1160  C 800 1165 891 1175 898 1176  C 934 1200 942 1239 954 1280  C 959 1296 965 1312 970 1328  C 973 1336 978 1352 978 1352  C 976 1478 1067 1717 930 1808  C 921 1834 926 1835 898 1848  C 883 1855 850 1864 850 1864  C 758 1803 805 1827 570 1856  C 562 1857 568 1874 562 1880  C 556 1886 546 1885 538 1888  C 523 1903 501 1910 490 1928  C 475 1952 481 1984 466 2008  C 458 2021 445 2029 434 2040  C 426 2144 389 2217 442 2296  C 454 2343 451 2374 490 2400  C 513 2468 518 2539 538 2608  C 548 2643 542 2660 578 2672  C 618 2732 696 2735 762 2744  C 794 2755 817 2763 850 2752  C 861 2755 873 2753 882 2760  C 889 2765 885 2777 890 2784  C 901 2798 922 2803 938 2808  C 957 2836 957 2853 986 2872  C 974 2909 987 2911 1002 2944  C 1013 2969 1019 2997 1026 3024  C 1016 3055 1019 3603 1018 3624  C 1048 3713 1036 3668 1018 3864  C 1018 3864 998 3924 994 3936  C 991 3944 986 3960 986 3960  C 989 3995 992 4029 994 4064  C 997 4104 1002 4184 1002 4184  N"/>
            </draw:custom-shape>
            <draw:custom-shape draw:style-name="gr35" draw:text-style-name="P1" draw:layer="layout" svg:width="10.777cm" svg:height="2.416cm" svg:x="12.868cm" svg:y="4.7cm">
              <text:p/>
              <draw:enhanced-geometry svg:viewBox="0 0 2444 548" draw:type="non-primitive" draw:enhanced-path="M 0 474  C 152 527 105 499 381 506  C 411 525 441 526 474 537  C 673 532 742 548 887 498  C 924 438 909 384 902 311  C 900 292 893 274 887 256  C 882 240 871 210 871 210  C 874 176 875 142 879 109  C 888 40 955 17 1011 0  C 1066 2 1121 1 1175 7  C 1212 11 1313 37 1346 54  C 1370 66 1389 79 1416 85  C 1497 104 1560 104 1650 109  C 1691 106 1733 107 1774 101  C 1811 96 1835 69 1868 62  C 1893 56 1920 57 1946 54  C 2007 33 1931 54 1992 54  C 2027 54 2119 19 2156 7  C 2216 10 2276 8 2335 15  C 2365 19 2354 41 2374 54  C 2404 73 2416 70 2444 70  N"/>
            </draw:custom-shape>
          </draw:g>
        </draw:g>
        <draw:frame draw:style-name="gr8" draw:text-style-name="P3" draw:layer="layout" svg:width="1.076cm" svg:height="1.076cm" svg:x="8.251cm" svg:y="2.54cm">
          <draw:image xlink:href="Pictures/100002000000002000000020A5E47BD3.png" xlink:type="simple" xlink:show="embed" xlink:actuate="onLoad">
            <text:p/>
          </draw:image>
        </draw:frame>
        <draw:custom-shape draw:style-name="gr6" draw:text-style-name="P1" draw:layer="layout" svg:width="1.976cm" svg:height="1.83cm" svg:x="10.892cm" svg:y="1.477cm">
          <text:p/>
          <draw:enhanced-geometry svg:viewBox="0 0 21600 21600" draw:type="rectangle" draw:enhanced-path="M 0 0 L 21600 0 21600 21600 0 21600 0 0 Z N"/>
        </draw:custom-shape>
        <draw:custom-shape draw:style-name="gr6" draw:text-style-name="P1" draw:layer="layout" svg:width="1.976cm" svg:height="1.848cm" svg:x="13.683cm" svg:y="3.92cm">
          <text:p/>
          <draw:enhanced-geometry svg:viewBox="0 0 21600 21600" draw:type="rectangle" draw:enhanced-path="M 0 0 L 21600 0 21600 21600 0 21600 0 0 Z N"/>
        </draw:custom-shape>
        <draw:custom-shape draw:style-name="gr6" draw:text-style-name="P1" draw:layer="layout" svg:width="2.024cm" svg:height="1.83cm" svg:x="21.621cm" svg:y="2.112cm">
          <text:p/>
          <draw:enhanced-geometry svg:viewBox="0 0 21600 21600" draw:type="rectangle" draw:enhanced-path="M 0 0 L 21600 0 21600 21600 0 21600 0 0 Z N"/>
        </draw:custom-shape>
        <draw:custom-shape draw:style-name="gr6" draw:text-style-name="P1" draw:layer="layout" svg:width="2.011cm" svg:height="1.826cm" svg:x="17.987cm" svg:y="1.239cm">
          <text:p/>
          <draw:enhanced-geometry svg:viewBox="0 0 21600 21600" draw:type="rectangle" draw:enhanced-path="M 0 0 L 21600 0 21600 21600 0 21600 0 0 Z N"/>
        </draw:custom-shape>
        <draw:custom-shape draw:style-name="gr6" draw:text-style-name="P1" draw:layer="layout" svg:width="3.947cm" svg:height="1.822cm" svg:x="5.768cm" svg:y="16.739cm">
          <text:p/>
          <draw:enhanced-geometry svg:viewBox="0 0 21600 21600" draw:type="rectangle" draw:enhanced-path="M 0 0 L 21600 0 21600 21600 0 21600 0 0 Z N"/>
        </draw:custom-shape>
        <draw:custom-shape draw:style-name="gr6" draw:text-style-name="P1" draw:layer="layout" svg:width="3.969cm" svg:height="1.879cm" svg:x="7.73cm" svg:y="14.909cm">
          <text:p/>
          <draw:enhanced-geometry svg:viewBox="0 0 21600 21600" draw:type="rectangle" draw:enhanced-path="M 0 0 L 21600 0 21600 21600 0 21600 0 0 Z N"/>
        </draw:custom-shape>
        <draw:custom-shape draw:style-name="gr7" draw:text-style-name="P1" draw:layer="layout" svg:width="2.456cm" svg:height="6.072cm" svg:x="17.145cm" svg:y="8.414cm">
          <text:p/>
          <draw:enhanced-geometry svg:viewBox="0 0 557 1377" draw:type="non-primitive" draw:enhanced-path="M 557 0  C 541 26 525 46 500 64  C 486 103 482 151 459 185  C 451 221 457 198 442 242  C 440 248 436 260 436 260  C 429 310 425 361 442 409  C 449 448 458 487 471 525  C 495 595 459 490 482 559  C 486 571 494 594 494 594  C 496 636 500 678 500 720  C 500 763 501 927 431 957  C 406 968 377 966 350 968  C 304 971 258 972 212 974  C 137 981 124 992 62 1014  C 54 1038 42 1062 27 1083  C 0 1179 27 1279 27 1377  N"/>
        </draw:custom-shape>
        <draw:custom-shape draw:style-name="gr9" draw:text-style-name="P1" draw:layer="layout" svg:width="4.825cm" svg:height="9.887cm" svg:x="3.426cm" svg:y="5.684cm">
          <text:p/>
          <draw:enhanced-geometry svg:viewBox="0 0 1094 2230" draw:type="non-primitive" draw:enhanced-path="M 501 0  C 504 61 501 98 518 150  C 522 217 530 231 512 282  C 503 332 497 308 455 323  C 382 313 308 332 236 317  C 222 297 207 294 190 276  C 154 281 123 285 92 305  C 80 323 61 337 52 357  C 35 397 22 442 11 484  C 15 551 22 606 0 668  C 30 713 35 762 63 806  C 59 865 62 922 29 973  C 33 1054 27 1050 52 1100  C 60 1117 75 1152 75 1152  C 71 1184 67 1213 57 1244  C 51 1261 40 1296 40 1296  C 44 1369 51 1424 69 1492  C 58 1554 48 1567 63 1647  C 67 1670 123 1703 144 1716  C 146 1724 145 1734 150 1740  C 154 1745 161 1743 167 1745  C 178 1749 190 1753 201 1757  C 243 1772 284 1782 328 1791  C 396 1788 442 1776 501 1797  C 521 1817 527 1839 535 1866  C 530 1909 520 1946 507 1987  C 503 1999 499 2010 495 2022  C 493 2028 489 2039 489 2039  C 490 2047 490 2100 501 2120  C 542 2194 612 2202 685 2223  C 747 2220 770 2230 812 2200  C 840 2204 866 2215 893 2206  C 971 2220 876 2204 1014 2218  C 1045 2221 1060 2229 1094 2229  L 1088 1930  L 1014 1941  L 939 1958  L 887 1958  L 835 1964  L 777 1981  L 714 1987  L 720 1918  L 743 1837  L 731 1774  L 720 1734  L 737 1670  L 714 1572  L 668 1532  L 593 1521  L 530 1538  L 461 1549  L 403 1549  L 322 1538  L 276 1515  L 247 1400  L 265 1290  L 288 1244  L 299 1181  L 294 1117  L 276 1060  L 276 996  L 270 927  L 265 847  L 259 755  L 236 628  L 219 524  L 247 495  L 311 478  L 363 495  L 449 524  L 535 536  L 576 541  L 645 530  L 708 501  L 743 420  L 754 328  L 737 253  L 720 167  L 743 98  L 743 52  L 743 17  L 501 0  Z N"/>
        </draw:custom-shape>
        <draw:g>
          <draw:g>
            <draw:g>
              <draw:line draw:style-name="gr10" draw:text-style-name="P3" draw:layer="layout" svg:x1="3.761cm" svg:y1="0.287cm" svg:x2="3.761cm" svg:y2="19.05cm">
                <text:p/>
              </draw:line>
              <draw:line draw:style-name="gr10" draw:text-style-name="P3" draw:layer="layout" svg:x1="5.746cm" svg:y1="0.287cm" svg:x2="5.746cm" svg:y2="19.05cm">
                <text:p/>
              </draw:line>
              <draw:line draw:style-name="gr10" draw:text-style-name="P3" draw:layer="layout" svg:x1="7.73cm" svg:y1="0.287cm" svg:x2="7.73cm" svg:y2="19.05cm">
                <text:p/>
              </draw:line>
              <draw:line draw:style-name="gr10" draw:text-style-name="P3" draw:layer="layout" svg:x1="9.715cm" svg:y1="0.287cm" svg:x2="9.715cm" svg:y2="19.05cm">
                <text:p/>
              </draw:line>
              <draw:line draw:style-name="gr10" draw:text-style-name="P3" draw:layer="layout" svg:x1="11.699cm" svg:y1="0.287cm" svg:x2="11.699cm" svg:y2="19.05cm">
                <text:p/>
              </draw:line>
              <draw:line draw:style-name="gr10" draw:text-style-name="P3" draw:layer="layout" svg:x1="13.683cm" svg:y1="0.287cm" svg:x2="13.683cm" svg:y2="19.05cm">
                <text:p/>
              </draw:line>
              <draw:line draw:style-name="gr10" draw:text-style-name="P3" draw:layer="layout" svg:x1="15.668cm" svg:y1="0.287cm" svg:x2="15.668cm" svg:y2="19.05cm">
                <text:p/>
              </draw:line>
              <draw:line draw:style-name="gr10" draw:text-style-name="P3" draw:layer="layout" svg:x1="17.652cm" svg:y1="0.287cm" svg:x2="17.652cm" svg:y2="19.05cm">
                <text:p/>
              </draw:line>
              <draw:line draw:style-name="gr10" draw:text-style-name="P3" draw:layer="layout" svg:x1="19.636cm" svg:y1="0.287cm" svg:x2="19.636cm" svg:y2="19.05cm">
                <text:p/>
              </draw:line>
              <draw:line draw:style-name="gr10" draw:text-style-name="P3" draw:layer="layout" svg:x1="21.621cm" svg:y1="0.287cm" svg:x2="21.621cm" svg:y2="19.05cm">
                <text:p/>
              </draw:line>
              <draw:line draw:style-name="gr10" draw:text-style-name="P3" draw:layer="layout" svg:x1="23.605cm" svg:y1="0.287cm" svg:x2="23.605cm" svg:y2="19.05cm">
                <text:p/>
              </draw:line>
              <draw:line draw:style-name="gr10" draw:text-style-name="P3" draw:layer="layout" svg:x1="1.777cm" svg:y1="0.287cm" svg:x2="1.782cm" svg:y2="19.05cm">
                <text:p/>
              </draw:line>
            </draw:g>
            <draw:g>
              <draw:line draw:style-name="gr10" draw:text-style-name="P3" draw:layer="layout" svg:x1="1.782cm" svg:y1="0.287cm" svg:x2="24.642cm" svg:y2="0.287cm">
                <text:p/>
              </draw:line>
              <draw:line draw:style-name="gr10" draw:text-style-name="P3" draw:layer="layout" svg:x1="1.782cm" svg:y1="2.112cm" svg:x2="24.642cm" svg:y2="2.112cm">
                <text:p/>
              </draw:line>
              <draw:line draw:style-name="gr10" draw:text-style-name="P3" draw:layer="layout" svg:x1="1.782cm" svg:y1="7.598cm" svg:x2="24.642cm" svg:y2="7.598cm">
                <text:p/>
              </draw:line>
              <draw:line draw:style-name="gr10" draw:text-style-name="P3" draw:layer="layout" svg:x1="1.782cm" svg:y1="13.084cm" svg:x2="24.642cm" svg:y2="13.084cm">
                <text:p/>
              </draw:line>
              <draw:line draw:style-name="gr10" draw:text-style-name="P3" draw:layer="layout" svg:x1="1.782cm" svg:y1="14.909cm" svg:x2="24.642cm" svg:y2="14.909cm">
                <text:p/>
              </draw:line>
              <draw:line draw:style-name="gr10" draw:text-style-name="P3" draw:layer="layout" svg:x1="1.782cm" svg:y1="3.942cm" svg:x2="24.642cm" svg:y2="3.942cm">
                <text:p/>
              </draw:line>
              <draw:line draw:style-name="gr10" draw:text-style-name="P3" draw:layer="layout" svg:x1="1.782cm" svg:y1="9.428cm" svg:x2="24.642cm" svg:y2="9.428cm">
                <text:p/>
              </draw:line>
              <draw:line draw:style-name="gr10" draw:text-style-name="P3" draw:layer="layout" svg:x1="1.782cm" svg:y1="11.254cm" svg:x2="24.642cm" svg:y2="11.254cm">
                <text:p/>
              </draw:line>
              <draw:line draw:style-name="gr10" draw:text-style-name="P3" draw:layer="layout" svg:x1="1.782cm" svg:y1="5.768cm" svg:x2="24.642cm" svg:y2="5.768cm">
                <text:p/>
              </draw:line>
              <draw:line draw:style-name="gr10" draw:text-style-name="P3" draw:layer="layout" svg:x1="1.782cm" svg:y1="16.739cm" svg:x2="24.642cm" svg:y2="16.739cm">
                <text:p/>
              </draw:line>
              <draw:line draw:style-name="gr10" draw:text-style-name="P3" draw:layer="layout" svg:x1="1.782cm" svg:y1="18.569cm" svg:x2="24.642cm" svg:y2="18.569cm">
                <text:p/>
              </draw:line>
            </draw:g>
          </draw:g>
          <draw:custom-shape draw:style-name="gr36" draw:text-style-name="P1" draw:layer="layout" svg:width="0.423cm" svg:height="0.45cm" svg:x="24.43cm" svg:y="18.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 draw:text-style-name="P1" draw:layer="layout" svg:width="1.61cm" svg:height="0.525cm" svg:x="18.935cm" svg:y="4.132cm">
          <text:list text:style-name="L1">
            <text:list-header>
              <text:p text:style-name="P2"><text:span text:style-name="T2">Free</text:span></text:p>
            </text:list-header>
          </text:list>
          <draw:enhanced-geometry svg:viewBox="0 0 21600 21600" draw:text-areas="0 ?f0 ?f5 ?f2" draw:type="right-arrow" draw:modifiers="13716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0.53cm" svg:height="1.393cm" svg:x="24.108cm" svg:y="7.874cm">
          <text:list text:style-name="L1">
            <text:list-header>
              <text:p text:style-name="P2"><text:span text:style-name="T3"/></text:p>
            </text:list-header>
          </text:list>
          <draw:enhanced-geometry svg:viewBox="0 0 21600 21600" draw:text-areas="?f0 0 ?f2 ?f5" draw:type="down-arrow" draw:modifiers="11825 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 draw:text-style-name="P12" draw:layer="layout" svg:width="1.61cm" svg:height="0.525cm" svg:x="20.84cm" svg:y="4.132cm">
          <text:list text:style-name="L1">
            <text:list-item>
              <text:p text:style-name="P11"><text:span text:style-name="T7">Roll</text:span></text:p>
            </text:list-item>
          </text:list>
          <draw:enhanced-geometry svg:viewBox="0 0 21600 21600" draw:text-areas="0 ?f0 ?f5 ?f2" draw:type="right-arrow" draw:modifiers="13716 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6" draw:text-style-name="P1" draw:layer="layout" svg:width="0.882cm" svg:height="0.974cm" svg:x="24.0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3" draw:layer="layout" svg:x1="24.133cm" svg:y1="7.174cm" svg:x2="24.764cm" svg:y2="6.504cm">
            <text:p/>
          </draw:line>
        </draw:g>
        <presentation:notes draw:style-name="dp2">
          <draw:page-thumbnail draw:layer="layout" svg:width="12.7cm" svg:height="9.525cm" svg:x="3.175cm" svg:y="1.905cm" draw:page-number="3" presentation:class="page"/>
          <draw:frame presentation:style-name="pr1" draw:layer="layout" svg:width="15.24cm" svg:height="11.432cm" svg:x="1.905cm" svg:y="12.065cm" presentation:class="notes" presentation:placeholder="true">
            <draw:text-box/>
          </draw:frame>
        </presentation:notes>
      </draw:page>
      <draw:page draw:name="Slide 4" draw:style-name="dp1" draw:master-page-name="Default" presentation:presentation-page-layout-name="AL1T0">
        <draw:custom-shape draw:style-name="gr1" draw:text-style-name="P1" draw:layer="layout" svg:width="12.034cm" svg:height="9.146cm" svg:x="3.819cm" svg:y="3.669cm">
          <text:p/>
          <draw:enhanced-geometry svg:viewBox="0 0 21600 21600" draw:type="rectangle" draw:enhanced-path="M 0 0 L 21600 0 21600 21600 0 21600 0 0 Z N"/>
        </draw:custom-shape>
        <draw:custom-shape draw:style-name="gr2" draw:text-style-name="P1" draw:layer="layout" svg:width="1.847cm" svg:height="1.834cm" svg:x="19.928cm" svg:y="9.19cm">
          <text:p/>
          <draw:enhanced-geometry svg:viewBox="0 0 21600 21600" draw:type="rectangle" draw:enhanced-path="M 0 0 L 21600 0 21600 21600 0 21600 0 0 Z N"/>
        </draw:custom-shape>
        <draw:custom-shape draw:style-name="gr2" draw:text-style-name="P1" draw:layer="layout" svg:width="5.94cm" svg:height="10.998cm" svg:x="17.833cm" svg:y="1.834cm">
          <text:p/>
          <draw:enhanced-geometry svg:viewBox="0 0 21600 21600" draw:type="rectangle" draw:enhanced-path="M 0 0 L 21600 0 21600 21600 0 21600 0 0 Z N"/>
        </draw:custom-shape>
        <draw:custom-shape draw:style-name="gr4" draw:text-style-name="P1" draw:layer="layout" svg:width="1.35cm" svg:height="1.879cm" svg:x="4.277cm" svg:y="12.969cm">
          <text:list text:style-name="L1">
            <text:list-header>
              <text:p text:style-name="P2">N</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2.297cm" svg:y="12.969cm">
          <text:list text:style-name="L1">
            <text:list-header>
              <text:p text:style-name="P2">M</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8.237cm" svg:y="12.969cm">
          <text:list text:style-name="L1">
            <text:list-header>
              <text:p text:style-name="P2">P</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6.257cm" svg:y="12.969cm">
          <text:list text:style-name="L1">
            <text:list-header>
              <text:p text:style-name="P2">O</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2.197cm" svg:y="12.969cm">
          <text:list text:style-name="L1">
            <text:list-header>
              <text:p text:style-name="P2">R</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0.217cm" svg:y="12.969cm">
          <text:list text:style-name="L1">
            <text:list-header>
              <text:p text:style-name="P2">Q</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6.157cm" svg:y="12.969cm">
          <text:list text:style-name="L1">
            <text:list-header>
              <text:p text:style-name="P2">T</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4.177cm" svg:y="12.969cm">
          <text:list text:style-name="L1">
            <text:list-header>
              <text:p text:style-name="P2">S</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20.117cm" svg:y="12.969cm">
          <text:list text:style-name="L1">
            <text:list-header>
              <text:p text:style-name="P2">V</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5cm" svg:height="1.879cm" svg:x="18.137cm" svg:y="12.969cm">
          <text:list text:style-name="L1">
            <text:list-header>
              <text:p text:style-name="P2">U</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49cm" svg:height="1.879cm" svg:x="22.102cm" svg:y="12.969cm">
          <text:list text:style-name="L1">
            <text:list-header>
              <text:p text:style-name="P2">W</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1.349cm" svg:height="1.879cm" svg:x="0.318cm" svg:y="12.969cm">
          <text:list text:style-name="L1">
            <text:list-header>
              <text:p text:style-name="P2">L</text:p>
            </text:list-header>
          </text:list>
          <draw:enhanced-geometry svg:viewBox="0 0 21600 21600" draw:text-areas="?f0 ?f7 ?f2 21600" draw:type="up-arrow" draw:modifiers="12118 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1" draw:layer="layout" svg:width="3.934cm" svg:height="12.872cm" svg:x="0.035cm" svg:y="0.018cm">
          <text:p/>
          <draw:enhanced-geometry svg:viewBox="0 0 21600 21600" draw:type="rectangle" draw:enhanced-path="M 0 0 L 21600 0 21600 21600 0 21600 0 0 Z N"/>
        </draw:custom-shape>
        <draw:custom-shape draw:style-name="gr1" draw:text-style-name="P1" draw:layer="layout" svg:width="1.989cm" svg:height="1.813cm" svg:x="1.984cm" svg:y="1.865cm">
          <text:p/>
          <draw:enhanced-geometry svg:viewBox="0 0 21600 21600" draw:type="rectangle" draw:enhanced-path="M 0 0 L 21600 0 21600 21600 0 21600 0 0 Z N"/>
        </draw:custom-shape>
        <draw:custom-shape draw:style-name="gr1" draw:text-style-name="P1" draw:layer="layout" svg:width="2.016cm" svg:height="1.892cm" svg:x="1.931cm" svg:y="10.993cm">
          <text:p/>
          <draw:enhanced-geometry svg:viewBox="0 0 21600 21600" draw:type="rectangle" draw:enhanced-path="M 0 0 L 21600 0 21600 21600 0 21600 0 0 Z N"/>
        </draw:custom-shape>
        <draw:custom-shape draw:style-name="gr5" draw:text-style-name="P1" draw:layer="layout" svg:width="15.817cm" svg:height="3.625cm" svg:x="3.991cm" svg:y="0.035cm">
          <text:p/>
          <draw:enhanced-geometry svg:viewBox="0 0 21600 21600" draw:type="rectangle" draw:enhanced-path="M 0 0 L 21600 0 21600 21600 0 21600 0 0 Z N"/>
        </draw:custom-shape>
        <draw:custom-shape draw:style-name="gr1" draw:text-style-name="P1" draw:layer="layout" svg:width="1.931cm" svg:height="1.813cm" svg:x="9.944cm" svg:y="1.856cm">
          <text:p/>
          <draw:enhanced-geometry svg:viewBox="0 0 21600 21600" draw:type="rectangle" draw:enhanced-path="M 0 0 L 21600 0 21600 21600 0 21600 0 0 Z N"/>
        </draw:custom-shape>
        <draw:custom-shape draw:style-name="gr5" draw:text-style-name="P1" draw:layer="layout" svg:width="3.956cm" svg:height="1.826cm" svg:x="19.795cm" svg:y="0.022cm">
          <text:p/>
          <draw:enhanced-geometry svg:viewBox="0 0 21600 21600" draw:type="rectangle" draw:enhanced-path="M 0 0 L 21600 0 21600 21600 0 21600 0 0 Z N"/>
        </draw:custom-shape>
        <draw:custom-shape draw:style-name="gr5" draw:text-style-name="P1" draw:layer="layout" svg:width="13.847cm" svg:height="1.865cm" svg:x="3.986cm" svg:y="11.02cm">
          <text:p/>
          <draw:enhanced-geometry svg:viewBox="0 0 21600 21600" draw:type="rectangle" draw:enhanced-path="M 0 0 L 21600 0 21600 21600 0 21600 0 0 Z N"/>
        </draw:custom-shape>
        <draw:custom-shape draw:style-name="gr5" draw:text-style-name="P1" draw:layer="layout" svg:width="3.973cm" svg:height="1.826cm" svg:x="5.949cm" svg:y="9.225cm">
          <text:p/>
          <draw:enhanced-geometry svg:viewBox="0 0 21600 21600" draw:type="rectangle" draw:enhanced-path="M 0 0 L 21600 0 21600 21600 0 21600 0 0 Z N"/>
        </draw:custom-shape>
        <draw:custom-shape draw:style-name="gr5" draw:text-style-name="P1" draw:layer="layout" svg:width="1.949cm" svg:height="1.825cm" svg:x="5.971cm" svg:y="3.656cm">
          <text:p/>
          <draw:enhanced-geometry svg:viewBox="0 0 21600 21600" draw:type="rectangle" draw:enhanced-path="M 0 0 L 21600 0 21600 21600 0 21600 0 0 Z N"/>
        </draw:custom-shape>
        <draw:custom-shape draw:style-name="gr5" draw:text-style-name="P1" draw:layer="layout" svg:width="1.949cm" svg:height="1.826cm" svg:x="3.969cm" svg:y="5.534cm">
          <text:p/>
          <draw:enhanced-geometry svg:viewBox="0 0 21600 21600" draw:type="rectangle" draw:enhanced-path="M 0 0 L 21600 0 21600 21600 0 21600 0 0 Z N"/>
        </draw:custom-shape>
        <draw:custom-shape draw:style-name="gr5" draw:text-style-name="P1" draw:layer="layout" svg:width="1.949cm" svg:height="1.825cm" svg:x="13.895cm" svg:y="3.7cm">
          <text:p/>
          <draw:enhanced-geometry svg:viewBox="0 0 21600 21600" draw:type="rectangle" draw:enhanced-path="M 0 0 L 21600 0 21600 21600 0 21600 0 0 Z N"/>
        </draw:custom-shape>
        <draw:custom-shape draw:style-name="gr5" draw:text-style-name="P1" draw:layer="layout" svg:width="3.951cm" svg:height="7.373cm" svg:x="15.857cm" svg:y="3.673cm">
          <text:p/>
          <draw:enhanced-geometry svg:viewBox="0 0 21600 21600" draw:type="rectangle" draw:enhanced-path="M 0 0 L 21600 0 21600 21600 0 21600 0 0 Z N"/>
        </draw:custom-shape>
        <draw:custom-shape draw:style-name="gr2" draw:text-style-name="P1" draw:layer="layout" svg:width="1.988cm" svg:height="1.923cm" svg:x="17.829cm" svg:y="5.49cm">
          <text:p/>
          <draw:enhanced-geometry svg:viewBox="0 0 21600 21600" draw:type="rectangle" draw:enhanced-path="M 0 0 L 21600 0 21600 21600 0 21600 0 0 Z N"/>
        </draw:custom-shape>
        <draw:custom-shape draw:style-name="gr6" draw:text-style-name="P1" draw:layer="layout" svg:width="1.993cm" svg:height="1.773cm" svg:x="11.902cm" svg:y="7.377cm">
          <text:p/>
          <draw:enhanced-geometry svg:viewBox="0 0 21600 21600" draw:type="rectangle" draw:enhanced-path="M 0 0 L 21600 0 21600 21600 0 21600 0 0 Z N"/>
        </draw:custom-shape>
        <draw:custom-shape draw:style-name="gr7" draw:text-style-name="P1" draw:layer="layout" svg:width="14.071cm" svg:height="5.843cm" svg:x="5.737cm" svg:y="6.998cm">
          <text:p/>
          <draw:enhanced-geometry svg:viewBox="0 0 3191 1325" draw:type="non-primitive" draw:enhanced-path="M 3191 76  C 3171 70 3152 63 3132 57  C 3062 9 2972 56 2893 31  C 2833 36 2818 30 2776 57  C 2759 82 2734 106 2705 115  C 2655 148 2681 139 2627 147  C 2547 176 2444 145 2356 154  C 2341 175 2324 184 2310 206  C 2295 251 2310 250 2278 238  C 2270 266 2264 294 2259 322  C 2261 380 2267 439 2265 497  C 2265 505 2253 508 2252 516  C 2249 536 2265 555 2271 575  C 2281 607 2293 640 2304 672  C 2308 685 2317 711 2317 711  C 2315 754 2315 797 2310 840  C 2308 854 2297 879 2297 879  C 2291 877 2284 869 2278 872  C 2272 875 2275 886 2271 892  C 2257 910 2233 908 2213 911  C 2185 921 2157 934 2129 944  C 2116 943 2006 925 1967 937  C 1951 921 1912 890 1890 885  C 1858 878 1793 872 1793 872  C 1747 877 1686 881 1644 905  C 1630 913 1618 922 1605 931  C 1598 935 1585 944 1585 944  C 1340 934 1461 970 1365 879  C 1358 857 1351 836 1346 814  C 1349 652 1307 511 1424 400  C 1436 360 1424 400 1437 361  C 1441 348 1450 322 1450 322  C 1456 280 1465 242 1469 199  C 1465 131 1477 66 1404 44  C 1315 49 1263 56 1184 83  C 1112 78 1081 77 1022 57  C 983 44 942 14 899 12  C 806 8 714 7 621 5  C 582 7 542 0 505 12  C 481 19 476 53 459 70  C 422 182 422 314 459 426  C 469 458 488 489 498 523  C 503 562 505 586 518 620  C 457 638 528 690 472 723  C 463 754 453 744 427 762  C 423 776 417 810 408 821  C 383 851 268 863 239 866  C 230 868 220 867 213 872  C 206 876 207 889 200 892  C 184 898 166 896 149 898  C 104 914 149 892 123 924  C 112 937 93 940 78 944  C 71 948 63 950 58 956  C 48 968 32 995 32 995  C 22 1028 10 1060 0 1092  C 4 1146 10 1200 19 1254  C 23 1279 39 1299 39 1325  N"/>
        </draw:custom-shape>
        <draw:frame draw:style-name="gr8" draw:text-style-name="P3" draw:layer="layout" svg:width="1.495cm" svg:height="1.209cm" svg:x="6.734cm" svg:y="10.014cm">
          <draw:image xlink:href="Pictures/10000200000000FA000000CAD604B8B3.png" xlink:type="simple" xlink:show="embed" xlink:actuate="onLoad">
            <text:p/>
          </draw:image>
        </draw:frame>
        <draw:custom-shape draw:style-name="gr9" draw:text-style-name="P1" draw:layer="layout" svg:width="4.825cm" svg:height="9.887cm" svg:x="19.076cm" svg:y="-0.053cm">
          <text:p/>
          <draw:enhanced-geometry svg:viewBox="0 0 1094 2230" draw:type="non-primitive" draw:enhanced-path="M 501 0  C 504 61 501 98 518 150  C 522 217 530 231 512 282  C 503 332 497 308 455 323  C 382 313 308 332 236 317  C 222 297 207 294 190 276  C 154 281 123 285 92 305  C 80 323 61 337 52 357  C 35 397 22 442 11 484  C 15 551 22 606 0 668  C 30 713 35 762 63 806  C 59 865 62 922 29 973  C 33 1054 27 1050 52 1100  C 60 1117 75 1152 75 1152  C 71 1184 67 1213 57 1244  C 51 1261 40 1296 40 1296  C 44 1369 51 1424 69 1492  C 58 1554 48 1567 63 1647  C 67 1670 123 1703 144 1716  C 146 1724 145 1734 150 1740  C 154 1745 161 1743 167 1745  C 178 1749 190 1753 201 1757  C 243 1772 284 1782 328 1791  C 396 1788 442 1776 501 1797  C 521 1817 527 1839 535 1866  C 530 1909 520 1946 507 1987  C 503 1999 499 2010 495 2022  C 493 2028 489 2039 489 2039  C 490 2047 490 2100 501 2120  C 542 2194 612 2202 685 2223  C 747 2220 770 2230 812 2200  C 840 2204 866 2215 893 2206  C 971 2220 876 2204 1014 2218  C 1045 2221 1060 2229 1094 2229  L 1088 1930  L 1014 1941  L 939 1958  L 887 1958  L 835 1964  L 777 1981  L 714 1987  L 720 1918  L 743 1837  L 731 1774  L 720 1734  L 737 1670  L 714 1572  L 668 1532  L 593 1521  L 530 1538  L 461 1549  L 403 1549  L 322 1538  L 276 1515  L 247 1400  L 265 1290  L 288 1244  L 299 1181  L 294 1117  L 276 1060  L 276 996  L 270 927  L 265 847  L 259 755  L 236 628  L 219 524  L 247 495  L 311 478  L 363 495  L 449 524  L 535 536  L 576 541  L 645 530  L 708 501  L 743 420  L 754 328  L 737 253  L 720 167  L 743 98  L 743 52  L 743 17  L 501 0  Z N"/>
        </draw:custom-shape>
        <draw:g>
          <draw:g>
            <draw:g>
              <draw:line draw:style-name="gr10" draw:text-style-name="P3" draw:layer="layout" svg:x1="1.98cm" svg:y1="0cm" svg:x2="1.98cm" svg:y2="12.859cm">
                <text:p/>
              </draw:line>
              <draw:line draw:style-name="gr10" draw:text-style-name="P3" draw:layer="layout" svg:x1="3.96cm" svg:y1="0cm" svg:x2="3.96cm" svg:y2="12.859cm">
                <text:p/>
              </draw:line>
              <draw:line draw:style-name="gr10" draw:text-style-name="P3" draw:layer="layout" svg:x1="5.94cm" svg:y1="0cm" svg:x2="5.94cm" svg:y2="12.859cm">
                <text:p/>
              </draw:line>
              <draw:line draw:style-name="gr10" draw:text-style-name="P3" draw:layer="layout" svg:x1="7.924cm" svg:y1="0cm" svg:x2="7.924cm" svg:y2="12.859cm">
                <text:p/>
              </draw:line>
              <draw:line draw:style-name="gr10" draw:text-style-name="P3" draw:layer="layout" svg:x1="9.904cm" svg:y1="0cm" svg:x2="9.904cm" svg:y2="12.859cm">
                <text:p/>
              </draw:line>
              <draw:line draw:style-name="gr10" draw:text-style-name="P3" draw:layer="layout" svg:x1="11.884cm" svg:y1="0cm" svg:x2="11.884cm" svg:y2="12.859cm">
                <text:p/>
              </draw:line>
              <draw:line draw:style-name="gr10" draw:text-style-name="P3" draw:layer="layout" svg:x1="13.864cm" svg:y1="0cm" svg:x2="13.864cm" svg:y2="12.859cm">
                <text:p/>
              </draw:line>
              <draw:line draw:style-name="gr10" draw:text-style-name="P3" draw:layer="layout" svg:x1="15.849cm" svg:y1="0cm" svg:x2="15.849cm" svg:y2="12.859cm">
                <text:p/>
              </draw:line>
              <draw:line draw:style-name="gr10" draw:text-style-name="P3" draw:layer="layout" svg:x1="17.829cm" svg:y1="0cm" svg:x2="17.829cm" svg:y2="12.859cm">
                <text:p/>
              </draw:line>
              <draw:line draw:style-name="gr10" draw:text-style-name="P3" draw:layer="layout" svg:x1="19.808cm" svg:y1="0cm" svg:x2="19.808cm" svg:y2="12.859cm">
                <text:p/>
              </draw:line>
              <draw:line draw:style-name="gr10" draw:text-style-name="P3" draw:layer="layout" svg:x1="21.788cm" svg:y1="0cm" svg:x2="21.788cm" svg:y2="12.859cm">
                <text:p/>
              </draw:line>
              <draw:line draw:style-name="gr10" draw:text-style-name="P3" draw:layer="layout" svg:x1="0cm" svg:y1="-0.049cm" svg:x2="0cm" svg:y2="12.859cm">
                <text:p/>
              </draw:line>
              <draw:line draw:style-name="gr10" draw:text-style-name="P3" draw:layer="layout" svg:x1="23.773cm" svg:y1="0cm" svg:x2="23.773cm" svg:y2="12.859cm">
                <text:p/>
              </draw:line>
            </draw:g>
            <draw:g>
              <draw:line draw:style-name="gr10" draw:text-style-name="P3" draw:layer="layout" svg:x1="0cm" svg:y1="0cm" svg:x2="25.343cm" svg:y2="0cm">
                <text:p/>
              </draw:line>
              <draw:line draw:style-name="gr10" draw:text-style-name="P3" draw:layer="layout" svg:x1="0cm" svg:y1="1.834cm" svg:x2="25.343cm" svg:y2="1.834cm">
                <text:p/>
              </draw:line>
              <draw:line draw:style-name="gr10" draw:text-style-name="P3" draw:layer="layout" svg:x1="0cm" svg:y1="7.347cm" svg:x2="25.343cm" svg:y2="7.347cm">
                <text:p/>
              </draw:line>
              <draw:line draw:style-name="gr10" draw:text-style-name="P3" draw:layer="layout" svg:x1="0cm" svg:y1="12.859cm" svg:x2="25.343cm" svg:y2="12.859cm">
                <text:p/>
              </draw:line>
              <draw:line draw:style-name="gr10" draw:text-style-name="P3" draw:layer="layout" svg:x1="0cm" svg:y1="3.673cm" svg:x2="25.343cm" svg:y2="3.673cm">
                <text:p/>
              </draw:line>
              <draw:line draw:style-name="gr10" draw:text-style-name="P3" draw:layer="layout" svg:x1="0cm" svg:y1="9.181cm" svg:x2="25.343cm" svg:y2="9.181cm">
                <text:p/>
              </draw:line>
              <draw:line draw:style-name="gr10" draw:text-style-name="P3" draw:layer="layout" svg:x1="0cm" svg:y1="11.02cm" svg:x2="25.343cm" svg:y2="11.02cm">
                <text:p/>
              </draw:line>
              <draw:line draw:style-name="gr10" draw:text-style-name="P3" draw:layer="layout" svg:x1="0cm" svg:y1="5.508cm" svg:x2="25.343cm" svg:y2="5.508cm">
                <text:p/>
              </draw:line>
            </draw:g>
          </draw:g>
          <draw:custom-shape draw:style-name="gr11" draw:text-style-name="P1" draw:layer="layout" svg:width="0.507cm" svg:height="0.459cm" svg:x="24.381cm" svg:y="12.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2" draw:text-style-name="P1" draw:layer="layout" svg:width="0.878cm" svg:height="0.873cm" svg:x="18.384cm" svg:y="7.898cm">
          <text:list text:style-name="L1">
            <text:list-header>
              <text:p text:style-name="P2"><text:span text:style-name="T1">1</text:span></text:p>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 draw:text-style-name="P1" draw:layer="layout" svg:width="0.878cm" svg:height="0.873cm" svg:x="22.366cm" svg:y="5.993cm">
          <text:list text:style-name="L1">
            <text:list-header>
              <text:p text:style-name="P2"><text:span text:style-name="T1">2</text:span></text:p>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2" draw:text-style-name="P1" draw:layer="layout" svg:width="0.878cm" svg:height="0.873cm" svg:x="18.243cm" svg:y="5.909cm">
          <text:list text:style-name="L1">
            <text:list-header>
              <text:p text:style-name="P2"><text:span text:style-name="T1">3</text:span></text:p>
            </text:list-header>
          </text:list>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3" draw:text-style-name="P1" draw:layer="layout" svg:width="1.398cm" svg:height="0.873cm" svg:x="22.11cm" svg:y="9.688cm">
          <text:list text:style-name="L1">
            <text:list-header>
              <text:p text:style-name="P2"><text:span text:style-name="T1">F4</text:span></text:p>
            </text:list-header>
          </text:list>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presentation:notes draw:style-name="dp2">
          <draw:page-thumbnail draw:layer="layout" svg:width="12.7cm" svg:height="9.525cm" svg:x="3.175cm" svg:y="1.905cm" draw:page-number="4" presentation:class="page"/>
          <draw:frame presentation:style-name="pr1"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rectangular" draw:cx="50%" draw:cy="50%" draw:start-color="#ccffff" draw:end-color="#66ccff" draw:start-intensity="100%" draw:end-intensity="100%" draw:angle="0" draw:border="0%"/>
    <draw:gradient draw:name="Gradient_20_8" draw:display-name="Gradient 8" draw:style="rectangular" draw:cx="50%" draw:cy="50%" draw:start-color="#3333cc" draw:end-color="#33ccff" draw:start-intensity="100%" draw:end-intensity="100%" draw:angle="2250" draw:border="0%"/>
    <draw:fill-image draw:name="Bitmape_20_1" draw:display-name="Bitmape 1" xlink:href="Pictures/100000000000004000000040B146780B.png" xlink:type="simple" xlink:show="embed" xlink:actuate="onLoad"/>
    <draw:fill-image draw:name="Bitmape_20_2" draw:display-name="Bitmape 2" xlink:href="Pictures/100000000000001000000010EFE7F4AB.png" xlink:type="simple" xlink:show="embed" xlink:actuate="onLoad"/>
    <draw:fill-image draw:name="Bitmape_20_3" draw:display-name="Bitmape 3" xlink:href="Pictures/100000000000000800000008C7B86C49.png" xlink:type="simple" xlink:show="embed" xlink:actuate="onLoad"/>
    <draw:fill-image draw:name="Bitmape_20_4" draw:display-name="Bitmape 4" xlink:href="Pictures/10000000000000800000008098C2D95D.png" xlink:type="simple" xlink:show="embed" xlink:actuate="onLoad"/>
    <draw:fill-image draw:name="Bitmape_20_5" draw:display-name="Bitmape 5" xlink:href="Pictures/100000000000006000000030C49E1FD1.png" xlink:type="simple" xlink:show="embed" xlink:actuate="onLoad"/>
    <draw:fill-image draw:name="Bitmape_20_6" draw:display-name="Bitmape 6" xlink:href="Pictures/100000000000007C0000004EF72E8339.png" xlink:type="simple" xlink:show="embed" xlink:actuate="onLoad"/>
    <draw:fill-image draw:name="Bitmape_20_7" draw:display-name="Bitmape 7" xlink:href="Pictures/100000000000001000000010F2BEC945.png" xlink:type="simple" xlink:show="embed" xlink:actuate="onLoad"/>
    <draw:marker draw:name="_35_" draw:display-name="5" svg:viewBox="0 0 1 1" svg: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gr5" style:family="graphic" style:parent-style-name="standard">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bbe0e3" draw:auto-grow-height="false" draw:auto-grow-width="false" fo:min-height="1.325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style>
    <style:style style:name="MP7" style:family="paragraph">
      <style:paragraph-properties fo:margin-left="0cm" fo:margin-right="0cm" fo:text-align="end" fo:text-indent="0cm" style:writing-mode="lr-tb" style:font-independent-line-spacing="true"/>
    </style:style>
    <style:style style:name="MT1"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3cm" svg:x="1.27cm" svg:y="4.445cm" presentation:class="outline" presentation:placeholder="true">
        <draw:text-box/>
      </draw:frame>
      <draw:frame presentation:style-name="Mpr1" draw:layer="backgroundobjects" svg:width="5.927cm" svg:height="1.324cm" svg:x="1.269cm" svg:y="17.347cm" presentation:class="date-time">
        <draw:text-box>
          <text:list text:style-name="ML1">
            <text:list-header>
              <text:p><presentation:date-time/></text:p>
            </text:list-header>
          </text:list>
        </draw:text-box>
      </draw:frame>
      <draw:frame presentation:style-name="Mpr1" draw:layer="backgroundobjects" svg:width="8.044cm" svg:height="1.324cm" svg:x="8.678cm" svg:y="17.347cm" presentation:class="footer">
        <draw:text-box>
          <text:list text:style-name="ML1">
            <text:list-header>
              <text:p><presentation:footer/></text:p>
            </text:list-header>
          </text:list>
        </draw:text-box>
      </draw:frame>
      <draw:frame presentation:style-name="Mpr1" draw:layer="backgroundobjects" svg:width="5.927cm" svg:height="1.324cm" svg:x="18.202cm" svg:y="17.347cm" presentation:class="page-number">
        <draw:text-box>
          <text:list text:style-name="ML1">
            <text:list-header>
              <text:p><text:page-number>&lt;number&gt;</text:page-number></text:p>
            </text:list-header>
          </text:list>
        </draw:text-box>
      </draw:frame>
      <presentation:notes style:page-layout-name="PM0">
        <draw:rect draw:style-name="Mgr3" draw:text-style-name="MP3" draw:layer="backgroundobjects" svg:width="19.05cm" svg:height="25.4cm" svg:x="0cm" svg:y="0cm">
          <text:p/>
        </draw:rect>
        <draw:frame draw:style-name="Mgr4" draw:text-style-name="MP5" draw:layer="backgroundobjects" svg:width="8.255cm" svg:height="1.271cm" svg:x="-0.001cm" svg:y="0cm" presentation:class="header">
          <draw:text-box>
            <text:list text:style-name="ML1">
              <text:list-header>
                <text:p text:style-name="MP4"><text:span text:style-name="MT1"><presentation:header/></text:span></text:p>
              </text:list-header>
            </text:list>
          </draw:text-box>
        </draw:frame>
        <draw:frame draw:style-name="Mgr4" draw:text-style-name="MP7" draw:layer="backgroundobjects" svg:width="8.255cm" svg:height="1.271cm" svg:x="10.79cm" svg:y="0cm" presentation:class="date-time">
          <draw:text-box>
            <text:list text:style-name="ML1">
              <text:list-header>
                <text:p text:style-name="MP6"><text:span text:style-name="MT1"><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5" draw:layer="backgroundobjects" svg:width="8.255cm" svg:height="1.271cm" svg:x="-0.001cm" svg:y="24.125cm" presentation:class="footer">
          <draw:text-box>
            <text:list text:style-name="ML1">
              <text:list-header>
                <text:p text:style-name="MP4"><text:span text:style-name="MT1"><presentation:footer/></text:span></text:p>
              </text:list-header>
            </text:list>
          </draw:text-box>
        </draw:frame>
        <draw:frame draw:style-name="Mgr5" draw:text-style-name="MP7" draw:layer="backgroundobjects" svg:width="8.255cm" svg:height="1.271cm" svg:x="10.79cm" svg:y="24.125cm" presentation:class="page-number">
          <draw:text-box>
            <text:list text:style-name="ML1">
              <text:list-header>
                <text:p text:style-name="MP6"><text:span text:style-name="MT1"><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 </meta:initial-creator>
    <meta:creation-date>2006-09-15T23:20:31</meta:creation-date>
    <dc:date>2013-12-27T17:16:27.41</dc:date>
    <meta:editing-cycles>53</meta:editing-cycles>
    <meta:editing-duration>P2DT7H16M22S</meta:editing-duration>
    <meta:document-statistic meta:object-count="256"/>
    <meta:generator>OpenOffice.org/3.4.1$Win32 OpenOffice.org_project/341m1$Build-9593</meta:generator>
  </office:meta>
</office:document-meta>
</file>